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el" fo:country="GR"/>
    </style:style>
    <style:style style:name="P2" style:family="paragraph" style:parent-style-name="Preformatted_20_Text">
      <style:text-properties fo:language="el" fo:country="GR" officeooo:paragraph-rsid="000dcf74"/>
    </style:style>
    <style:style style:name="P3" style:family="paragraph" style:parent-style-name="Preformatted_20_Text">
      <style:text-properties fo:color="#c9211e" loext:opacity="100%" fo:language="el" fo:country="GR" fo:font-weight="bold" style:font-weight-asian="bold" style:font-weight-complex="bold"/>
    </style:style>
    <style:style style:name="P4" style:family="paragraph" style:parent-style-name="Preformatted_20_Text">
      <style:text-properties fo:color="#c9211e" loext:opacity="100%" fo:language="el" fo:country="GR"/>
    </style:style>
    <style:style style:name="P5" style:family="paragraph" style:parent-style-name="Preformatted_20_Text">
      <style:text-properties fo:color="#c9211e" loext:opacity="100%" fo:language="el" fo:country="GR" officeooo:paragraph-rsid="000cc137"/>
    </style:style>
    <style:style style:name="P6" style:family="paragraph" style:parent-style-name="Preformatted_20_Text">
      <style:text-properties fo:color="#c9211e" loext:opacity="100%" fo:language="el" fo:country="GR" officeooo:paragraph-rsid="000dcf74"/>
    </style:style>
    <style:style style:name="T1"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ΚΟΛΟΥΘΙΑ ΤΟΥ ΑΡΡΑΒΩΝΑ MFULULIZO WA UCHUMBA</text:p>
      <text:p text:style-name="P1"/>
      <text:p text:style-name="P4">Μετά τή θεία Λειτουργία, ἐνῶ ὁ Ἱερέας βρίσκεται στό ἱερό, παρουσιάζονται καί στέκονται ἀπέναντι ἀπό τίς ἅγιες Θύρες τοῦ Ναοῦ αὐτοί πού πρόκειται νά συνδεθοῦν μέ τό δεσμό τοῦ γάμου· ὁ ἄνδρας ἀπό τή δεξιά μεριά καί ἡ γυναίκα ἀπό ἀριστερά. Στό δεξιό μέρος τῆς ἁγίας Τράπεζας ἔχουν ἀποτεθεῖ δύο δαχτυλίδια αὐτῶν, ἕνα χρυσό καί ἕνα ἀργυρό (ἀσημένιο)· τό ἀσημένιο δαχτυλίδι κλίνει πρός τά δεξιά καί τό χρυσό πρός τά ἀριστερά, πολύ κοντά τό ἕνα στό ἄλλο. Ὁ Ἱερέας ἀφοῦ ἔλθει στό νάρθηκα σφραγίζει (μέ τό σημεῖο τοῦ σταυροῦ) τά κεφάλια τῶν νεονύμφων τρεῖς φορές καί δίνει σ᾿ αὐτούς ἀναμμένα κεριά· καί ἀφοῦ τούς ὁδηγήσει μέσα στό Ναό, θυμιατίζει σταυροειδῶς, σχηματίζοντας δηλαδή στόν ἀέρα τό σχῆμα τοῦ σταυροῦ3. Baada ya Liturujia ya Kimungu, wakati Kuhani yuko katika patakatifu, wale ambao wataunganishwa na kifungo cha ndoa wanawasilishwa na kusimama mbele ya Milango mitakatifu ya Hekalu: mwanamume upande wa kulia na mwanamke upande wa kushoto. . Upande wa kulia wa Benchi Takatifu, pete zao mbili zimewekwa, moja ya dhahabu na moja ya fedha; pete ya fedha inaegemea kulia na dhahabu kushoto, karibu sana kwa kila mmoja. Baada ya kufika kwenye narthex, Kuhani hutia muhuri (kwa ishara ya msalaba) vichwa vya wale waliooana wapya mara tatu na kuwapa mishumaa iliyowashwa; na baada ya kuwaongoza ndani ya Hekalu, anafukiza uvumba kwa njia ya msalaba, i.e. kuunda umbo hilo. ya msalaba hewani3.</text:p>
      <text:p text:style-name="P4"/>
      <text:p text:style-name="P4">Καί ρωτάει αὐτούς ὁ Ἱερέας, νά ὁμολογήσουν, ἄν θέλει ἡ νύφη τό γαμπρό· ἐπίσης καί ὁ γαμπρός ἄν θέλει τή νύφη4. Ἔπειτα λέγει· Naye Kuhani anawataka kuungama, ikiwa bibi-arusi anamtaka bwana harusi; pia ikiwa bwana arusi anamtaka bibi-arusi4. Kisha anasema;</text:p>
      <text:p text:style-name="P4"/>
      <text:p text:style-name="P4">Ο Διάκονος Shemasi</text:p>
      <text:p text:style-name="P1"/>
      <text:p text:style-name="P1">Εὐλόγησε <text:span text:style-name="T1">(δοξολόγησε, δῶσε τήν εὐλογία σου)</text:span> Δέσποτα. Mbariki <text:span text:style-name="T1">(kutukuza, toa baraka zako)</text:span> Despot.</text:p>
      <text:p text:style-name="P1"/>
      <text:p text:style-name="P4">Ὁ Ἱερέας, μέ δυνατή φωνή· Kuhani, kwa sauti kuu;</text:p>
      <text:p text:style-name="P1"/>
      <text:p text:style-name="P1">Εὐλογημένος ἄς εἶναι ὁ Θεός μας πάντοτε· τώρα καί πάντοτε καί στούς ἀτελεύτητους αἰῶνες. Ahimidiwe Mungu wetu siku zote, sasa na hata milele na milele.</text:p>
      <text:p text:style-name="P1"/>
      <text:p text:style-name="P1"><text:span text:style-name="T1">Ὁ χορός</text:span>· Ἀμήν <text:span text:style-name="T1">Ngoma;</text:span> Amina </text:p>
      <text:p text:style-name="P1"/>
      <text:p text:style-name="P4">Ὁ Διάκονος Shemasi</text:p>
      <text:p text:style-name="P1"/>
      <text:p text:style-name="P1">Ἄς παρακαλέσουμε τόν Κύριο μέ εἰρήνη καί ψυχική γαλήνη6. Tumwombe Bwana kwa amani na amani ya akili6.</text:p>
      <text:p text:style-name="P1"/>
      <text:p text:style-name="P1"><text:span text:style-name="T1">Ὁ χορός·</text:span> Κύριε, ἐλέησέ μας. <text:span text:style-name="T1">Ngoma:</text:span> Bwana, utuhurumie</text:p>
      <text:p text:style-name="P1"/>
      <text:p text:style-name="P4">Ὁ Διάκονος Shemasi</text:p>
      <text:p text:style-name="P1"/>
      <text:p text:style-name="P1">Ἄς παρακαλέσουμε τόν Κύριο νά μᾶς χαρίσει τή δική του εἰρήνη πού γαληνεύει τή συνείδησή μας καί συντελεῖ στή σωτηρία τῶν ψυχῶν μας· γι᾿ αὐτή τήν εἰρήνη καί γιά τή σωτηρία τῶν ψυχῶν μας ἄς παρακαλέσουμε τόν Κύριο. Tumsihi Bwana atujalie amani yake ambayo hutuliza dhamiri zetu na kuchangia katika wokovu wa roho zetu; kwa amani hii na kwa wokovu wa roho zetu tumwombe Bwana.</text:p>
      <text:p text:style-name="P1"/>
      <text:p text:style-name="P1">Ἄς παρακαλέσουμε τόν Κύριο νά χαρίσει εἰρήνη σ᾿ ὅλο τόν κόσμο, σταθερότητα πίστεως στίς ἅγιες Ἐκκλησίες τοῦ Θεοῦ καί ἕνωση ὅλων τῶν ἀνθρώπων. Tumwombe Bwana aijalie dunia yote amani, uthabiti wa imani katika Makanisa matakatifu ya Mungu na umoja wa watu wote.</text:p>
      <text:p text:style-name="P1"/>
      <text:p text:style-name="P1">Ἄς παρακαλέσουμε τόν Κύριο νά διαφυλάγει ἀπό κάθε κακό τόν ἅγιο τοῦτο οἶκο τοῦ Θεοῦ καί νά προστατεύει ὅλους τούς Χριστιανούς πού εἰσέρχονται στό ναό αὐτό μέ πίστη, μέ εὐλάβεια καί μέ φόβο Θεοῦ. Tumwombe Bwana ailinde nyumba hii takatifu ya Mungu na mabaya yote na kuwalinda Wakristo wote wanaoingia katika hekalu hili kwa imani, uchaji na hofu ya Mungu.</text:p>
      <text:p text:style-name="P1"/>
      <text:p text:style-name="P1">Ἄς παρακαλέσουμε τόν Κύριο γιά τόν Ἀρχιεπίσκοπό μας (τόν τάδε), γιά τούς καλούς ἱερεῖς μας, γιά ὅσους διακονοῦν «ἐν Χριστῷ», γιά ὅλο γενικά τόν Κλῆρο καί τό Λαό. Tumwombe Bwana kwa ajili ya Askofu wetu Mkuu (fulani-fulani), kwa ajili ya mapadre wetu wema, kwa wale wanaotumikia "katika Kristo", kwa ajili ya Wakleri na Watu kwa ujumla.</text:p>
      <text:p text:style-name="P1"/>
      <text:p text:style-name="P1">Ἄς παρακαλέσουμε τόν Κύριο γιά τό δοῦλο τοῦ Θεοῦ (τάδε) καί τή δούλη τοῦ Θεοῦ (τάδε) πού αὐτή τή στιγμή δίνουν ἐπίσημα ἀμοιβαία ὑπόσχεση γάμου, καί γιά τή σωτηρία τους. Hebu tuombe kwa Bwana kwa ajili ya mtumishi wa Mungu (hivyo-na-hivyo) na mtumishi wa Mungu (hivyo-na-hivyo), ambao kwa wakati huu hufanya rasmi ahadi ya pamoja ya ndoa, na kwa ajili ya wokovu wao.</text:p>
      <text:p text:style-name="P1"/>
      <text:p text:style-name="P1">Ἄς παρακαλέσουμε τόν Κύριο νά χαρίσει σ᾿ αὐτούς τέκνα, προκειμένου αὐτά νά τούς διαδεχθοῦν στό γένος7, καί νά ἱκανοποιήσει ὅλα τά αἰτήματα πού ἀφοροῦν στή σωτηρία τῶν νεονύμφων. Tumsihi Bwana awajalie watoto, ili wapate kuwarithi katika familia7, na kukidhi maombi yote yanayohusu wokovu wa waliooa hivi karibuni.</text:p>
      <text:p text:style-name="P1"/>
      <text:p text:style-name="P1">Ἄς παρακαλέσουμε τόν Κύριο νά ἀποστείλει ἀπό ψηλά μέ τή θεία του χάρη τέλεια καί πλήρη ἀγάπη στούς νεονύμφους, ἀγάπη πού θά ἐξασφαλίζει τήν εἰρηνική συμβίωσή τους8, καθώς καί ἀμοιβαία βοήθεια γιά τήν ἀλληλοσυμπλήρωσή τους9. Na tumwombe Bwana atume kutoka juu pamoja na neema yake ya kimungu upendo mkamilifu na kamili kwa waliooana wapya, upendo ambao utahakikisha kuishi kwao kwa amani8, pamoja na kusaidiana kwa ajili ya kukamilishana9.</text:p>
      <text:p text:style-name="P1"/>
      <text:p text:style-name="P1">Ἄς παρακαλέσουμε τόν Κύριο νά εὐλογήσει αὐτούς, ὥστε νά διάγουν μέ σύμπνοια καί ἀκλόνητη ἀμοιβαία ἐμπιστοσύνη10. Tumwombe Bwana awabariki, ili waseme kwa huruma na kuaminiana kusikoyumba10.</text:p>
      <text:p text:style-name="P1"/>
      <text:p text:style-name="P1">Ἄς παρακαλέσουμε τόν Κύριο νά διαφυλάξει αὐτούς, ὥστε ὁ βίος τους καί ἡ πολιτεία τους νά εἶναι ἄμεμπτη, ἄψογη καί ἀνεπίληπτη. Tumsihi Mola awalinde, ili maisha yao na hali yao yasiwe na lawama, isiyo na dosari na isiyoweza kupingwa.</text:p>
      <text:p text:style-name="P1"/>
      <text:p text:style-name="P1">Ἄς παρακαλέσουμε τόν Κύριο, ὥστε Αὐτός πού εἶναι ὁ Θεός μας νά χαρίσει σ᾿ αὐτούς τίμιο τό γάμο τους, καί ἀμόλυντη τή συζυγική τους κοίτη (κλίνη, στέγη)11. Tumsihi Bwana, ili Yeye aliye Mungu wetu awajalie ndoa ya uaminifu, na kitanda kisicho najisi (kitanda, paa)11.</text:p>
      <text:p text:style-name="P1"/>
      <text:p text:style-name="P1">Ἄς παρακαλέσουμε τόν Κύριο νά μᾶς φυλάξει καί νά μᾶς προστατεύσει ἀπό κάθε λύπη, ὀργή, κίνδυνο καί ἀνάγκη. Tumwombe Mola atulinde na atulinde na huzuni zote, hasira, hatari na hitaji.</text:p>
      <text:p text:style-name="P1"/>
      <text:p text:style-name="P1">Ἀφοῦ πρῶτα φέρουμε στή μνήμη μας τήν Παναγία, τήν ἄχραντη καί ἀμόλυντη, καί πάρα πολύ εὐλογημένη, τήν ἔνδοξη, τή δέσποινά μας καί κυρία Θεοτόκο, καί ἀειπάρθενη <text:span text:style-name="T1">(= πάντοτε ἁγνή)</text:span> Μαρία, καί ὅλους τούς ἁγίους, ἄς ἐμπιστευθοῦμε στόν Κύριο καί Θεό μας τούς ἑαυτούς μας καί τούς ἄλλους ἀδελφούς μας καί ὅλη μας τή ζωή. Baada ya kutukumbusha kwanza Bikira, mtakatifu na asiye na uchafu, na aliyebarikiwa sana, mtukufu, bibi na bibi yetu Theotokos, na aeiparthene <text:span text:style-name="T1">(= safi daima)</text:span> Mariamu, na watakatifu wote, na tumtumaini Bwana wetu na Mungu sisi wenyewe. na ndugu zetu wengine na maisha yetu yote.</text:p>
      <text:p text:style-name="P1"/>
      <text:p text:style-name="P1"><text:span text:style-name="T1">Ὁ χορός·</text:span> Σ᾿ Ἐσένα, Κύριε, ἐμπιστευόμαστε τά πάντα. <text:span text:style-name="T1">Ngoma:</text:span> Ndani yako, Bwana, tunaamini kila kitu.</text:p>
      <text:p text:style-name="P1"/>
      <text:p text:style-name="P4">Ὁ Ἱερέας, μέ δυνατή φωνή· Kuhani, kwa sauti kuu;</text:p>
      <text:p text:style-name="P1"/>
      <text:p text:style-name="P1">Διότι σ᾿ Ἐσένα ἁρμόζει κάθε δόξα, τιμή καί προσκύνηση, στόν Πατέρα καί τόν Υἱό καί τό Ἅγιο Πνεῦμα, τώρα καί πάντοτε καί στούς ἀτέλειωτους αἰῶνες. Kwa sababu utukufu wote, heshima na ibada ni Zako Baba na Mwana na Roho Mtakatifu, sasa na siku zote na hata milele na milele.</text:p>
      <text:p text:style-name="P1"/>
      <text:p text:style-name="P1"><text:span text:style-name="T1">Ὁ χορός· </text:span>Ἀμήν. <text:s/><text:span text:style-name="T1">Ngoma;</text:span> Amina. </text:p>
      <text:p text:style-name="P1"/>
      <text:p text:style-name="P4">Ὁ Διάκονος Shemasi</text:p>
      <text:p text:style-name="P1"/>
      <text:p text:style-name="P1">Ἄς παρακαλέσουμε τόν Κύριο. Tumsihi Bwana.</text:p>
      <text:p text:style-name="P1"/>
      <text:p text:style-name="P1"><text:span text:style-name="T1">Ὁ χορός·</text:span> Κύριε, ἐλέησέ μας <text:s/><text:span text:style-name="T1">Ngoma:</text:span> Bwana, utuhurumie.</text:p>
      <text:p text:style-name="P1"/>
      <text:p text:style-name="P4">Ὁ Ἱερέας λέγει τήν Εὐχή τούτη μεγαλοφώνως· Kuhani anasema Sala hii kwa sauti;</text:p>
      <text:p text:style-name="P1"/>
      <text:p text:style-name="P1">Ὁ Θεός ὁ αἰώνιος, αὐτός πού συνέζευξες, συμπλησίασες καί ἕνωσες τά διεστῶτα, ὅσα δηλαδή ἦταν χωρισμένα, καί συνδέεις μέ ἀδιάσπαστο δεσμό καθετί πού εἶναι πρός τακτοποίηση καί διαρρύθμιση· αὐτός πού εὐλόγησες τόν Ἰσαάκ καί τή Ρεβέκκα καί τούς ἀνέδειξες κληρονόμους τῆς δικῆς σου ἐπαγγελίας12, τῆς ὑπόσχεσης δηλ. πού ἔδωσες στόν Ἀβραάμ σχετικά μέ τή «γῆ Χαναάν» καί τήν εὐλογία ὁλόκληρου τοῦ ἀνθρώπινου γένους· σύ ὁ ἴδιος εὐλόγησε καί τούς δούλους σου τούτους, ὁδηγώντας τους σέ κάθε ἔργο ἀγαθό. Mungu wa milele, ambaye aliishi pamoja, alizileta pamoja na kuziunganisha dunia mbili, yaani, kile kilichotenganishwa, na kuunganisha kwa kifungo kisichoweza kufutwa kila kitu ambacho ni kwa ajili ya utaratibu na kanuni; yeye aliyebariki Isaka na Rebeka na kuwafanya. warithi wa ahadi yako12, wa ahadi uliyompa Ibrahimu kwa habari ya "nchi ya Kanaani" na baraka ya jamii yote ya wanadamu; wewe mwenyewe ukawabariki watumishi wako hawa, ukawaongoza kwa kila tendo jema.</text:p>
      <text:p text:style-name="P1"/>
      <text:p text:style-name="P1">Καί σέ παρακαλοῦμε νά εὐλογήσεις τούς δούλους σου τούτους, διότι Ἐσύ εἶσαι Θεός πού δείχνεις ἔλεος καί εὐσπλαχνία καί ἀγαπᾶς τούς ἀνθρώπους, καί σ᾿ Ἐσένα ἀναπέμπουμε τή δόξα, τόν Πατέρα καί τόν Υἱό καί τό Ἅγιο Πνεῦμα, τώρα καί πάντοτε καί στούς ἀπέραντους αἰῶνες. Na tunakuomba ubariki watumishi wako hawa, kwa sababu wewe ni Mungu wa huruma na huruma na kupenda watu, na kwako tunarejelea utukufu, Baba na Mwana na Roho Mtakatifu, sasa na siku zote na milele. umri.</text:p>
      <text:p text:style-name="P1"/>
      <text:p text:style-name="P1"><text:span text:style-name="T1">Ὁ χορός·</text:span> Ἀμήν. <text:s/><text:span text:style-name="T1">Ngoma;</text:span> Amina.</text:p>
      <text:p text:style-name="P1"/>
      <text:p text:style-name="P1"><text:span text:style-name="T1">Ὁ Ἱερέας·</text:span> Εἰρήνη καί ψυχική γαλήνη ἄς ἔλθει σέ ὅλους. <text:span text:style-name="T1">Padre:</text:span> Amani na amani ya akili huja kwa kila mtu.</text:p>
      <text:p text:style-name="P1"/>
      <text:p text:style-name="P4">Ὁ Διάκονος Shemasi</text:p>
      <text:p text:style-name="P1"/>
      <text:p text:style-name="P1">Μέ ὑπόκλιση τῆς κεφαλῆς προσκυνῆστε τόν Κύριο. Uinamishe kichwa chako na kumwabudu Bwana.</text:p>
      <text:p text:style-name="P1"/>
      <text:p text:style-name="P4">Ὁ Ἱερέας εὔχεται καί παρακαλεῖ· Kuhani anataka na kuomba;</text:p>
      <text:p text:style-name="P1"/>
      <text:p text:style-name="P1">Κύριε ὁ Θεός μας, σύ πού ὡς Νυμφίος πρίν ἀπό τή θεία σου σάρκωση κατά θεία οἰκονομία μνηστεύτηκες (ἀρραβωνιάστηκες) ὡς κόρη ἁγνή τήν Ἐκκλησία πού κάποτε ἦταν ἐθνική13, εὐλόγησε τοῦτον τόν ἀρραβώνα, καί ἕνωσε, καί διαφύλαξε τούς δούλους σου τούτους ὥστε νά ζοῦν εἰρηνικά καί μέ ὁμόνοια14. Bwana, Mungu wetu, ambaye, kama Bwana-arusi kabla ya kufanyika mwili wako wa kiungu kulingana na uchumi wa kimungu, ulichumbiwa (mchumba) kama binti safi kwa Kanisa ambalo hapo awali lilikuwa la kikabila, 13 ubariki uchumba huu, na unganishe, na uwahifadhi watumishi wako ili waweze kuishi kwa amani na kwa maridhiano14.</text:p>
      <text:p text:style-name="P1"/>
      <text:p text:style-name="P1">Μέ δυνατή φωνή Kwa sauti kubwa</text:p>
      <text:p text:style-name="P1"/>
      <text:p text:style-name="P1">Διότι σ᾿ Ἐσένα ἁρμόζει κάθε δόξα, τιμή καί προσκύνηση, στόν Πατέρα καί τόν Υἱό καί τό Ἅγιο Πνεῦμα, τώρα καί πάντοτε καί στούς ἀτελεύτητους αἰῶνες. Kwa sababu utukufu wote, heshima na ibada ni Zako Baba na Mwana na Roho Mtakatifu, sasa na siku zote na hata milele na milele.</text:p>
      <text:p text:style-name="P1"/>
      <text:p text:style-name="P1"><text:span text:style-name="T1">Ὁ χορός· </text:span>Ἀμήν. <text:span text:style-name="T1">Ngoma;</text:span> Amina. </text:p>
      <text:p text:style-name="P1"/>
      <text:p text:style-name="P4">Ὕστερα, ἀφοῦ ὁ Ἱερέας λάβει τά δαχτυλίδια πού βρίσκονται στό δισκέλι* δίνει πρῶτα στόν ἄντρα τό χρυσό καί λέγει σ᾿ αὐτόν· Baadaye, baada ya Kuhani kuzipokea pete zilizo juu ya bamba hilo *, anampa kwanza yule mtu dhahabu na kumwambia;</text:p>
      <text:p text:style-name="P1"/>
      <text:p text:style-name="P1">Ἀρραβωνίζεται ὁ δοῦλος τοῦ Θεοῦ (ὁ τάδε) τή δούλη τοῦ Θεοῦ (τήν τάδε) στό ὄνομα τοῦ Πατέρα, καὶ τοῦ Υἱοῦ, καὶ τοῦ Ἁγίου Πνεύματος. Ἀμήν. <text:span text:style-name="T1">(τρεῖς φορές)</text:span>. Mtumishi wa Mungu (fulani-fulani) ameposwa na mtumishi wa Mungu (fulani-fulani) kwa jina la Baba, na la Mwana, na la Roho Mtakatifu. Amina. <text:span text:style-name="T1">(mara tatu)</text:span>.</text:p>
      <text:p text:style-name="P1"/>
      <text:p text:style-name="P4">Καί σχηματίζει Σταυρό μέ τό δαχτυλίδι πάνω ἀπό τό κεφάλι του. <text:s text:c="3975"/>Naye huunda Msalaba na pete juu ya kichwa chake.</text:p>
      <text:p text:style-name="P1">---------------------------- <text:s text:c="4008"/>----------------------------</text:p>
      <text:p text:style-name="P4">* Τό δισκέλ(λ)ιον, κοιν. δισκέλ(λ)ι, ἦταν ἕνα μικρό βάθρο μέ δύο σκέλη, μιά μικρή βάση δηλ., πάνω στήν ὁποία ἦταν τοποθετημένα τά δύο δαχτυ λίδια τῶν μελλονύμφων. Οἱ δύο «δακτύλιοι», «χρυσοῦς» καί «ἀργυροῦς», «ἀπέκειντο ἐν τῷ δεξιῷ μέρει τῆς ἁγίας Τραπέζης» ἀπό πρίν πρός καθα γιασμό. Βλ. εἰσαγωγικό σημείωμα τῆς παρούσας Ἀκολουθίας καί τό ἀντί στοιχο σχόλ. ἀριθ. 3 (Σ.Μ.). <text:s text:c="3663"/>* Diski (l) ion, diskel ya kawaida (l) i, ilikuwa msingi mdogo na miguu miwili, msingi mdogo, yaani, ambayo pete mbili za nymphs za baadaye ziliwekwa. "Pete" mbili, "dhahabu" na "fedha", "zilikuwa upande wa kulia wa Meza Takatifu" kutoka kabla ya kuwekwa wakfu. Tazama dokezo la utangulizi la Mfuatano uliopo na noti inayolingana. Hapana. 3 (S.M.).</text:p>
      <text:p text:style-name="P1">---------------------------- <text:s text:c="4008"/>----------------------------</text:p>
      <text:p text:style-name="P4">Ἔπειτα λέγει καί στή γυναίκα, ἀφοῦ λάβει τό ἀσημένιο δαχτυλίδι· Kisha pia anamwambia mwanamke, baada ya kupokea pete ya fedha;</text:p>
      <text:p text:style-name="P1"/>
      <text:p text:style-name="P1">Ἀρραβωνίζεται ἡ δούλη τοῦ Θεοῦ (ἡ τάδε) τό δοῦλο τοῦ Θεοῦ (τόν τάδε) στό ὄνομα τοῦ Πατέρα, καὶ τοῦ Υἱοῦ, καὶ τοῦ Ἁγίου Πνεύματος. Ἀμήν <text:span text:style-name="T1">(τρεῖς φορές)</text:span>. Mtumishi wa Mungu (fulani-fulani) ameposwa na mtumishi wa Mungu (fulani-fulani) kwa jina la Baba, na la Mwana, na la Roho Mtakatifu. Amina <text:span text:style-name="T1">(mara tatu)</text:span>.</text:p>
      <text:p text:style-name="P1"/>
      <text:p text:style-name="P4">Καί ὅταν πεῖ στόν καθένα τρεῖς φορές τό «ἀρραβωνίζεται», σχηματίζει Σταυρό μέ τό δαχτυλίδι πάνω ἀπό τά κεφάλια τους καί φοράει τά δαχτυλίδια στά δεξιά δάχτυλα τῶν νεονύμφων. Na anaposema kwa kila mtu mara tatu kwamba "anahusika", anaunda Msalaba na pete juu ya vichwa vyao na kuvaa pete kwenye vidole vya kulia vya waliooa hivi karibuni.</text:p>
      <text:p text:style-name="P4"/>
      <text:p text:style-name="P4">Ὕστερα ἀνταλλάσει (ἀλλάζει) τά δαχτυλίδια τῶν νεονύμφων ὁ Παράνυμφος (κουμπάρος)15. Ὕstera hubadilishana (hubadilisha) pete za waliooana hivi karibuni, Mtu Bora (mwanaume bora)15.</text:p>
      <text:p text:style-name="P1"/>
      <text:p text:style-name="P4">Ὁ Διάκονος Shemasi</text:p>
      <text:p text:style-name="P1"/>
      <text:p text:style-name="P1">Ἄς παρακαλέσουμε τόν Κύριο. Tumsihi Bwana.</text:p>
      <text:p text:style-name="P1"/>
      <text:p text:style-name="P1"><text:span text:style-name="T1">Ὁ χορός·</text:span> Κύριε, ἐλέησέ μας. <text:span text:style-name="T1">Ngoma:</text:span> Bwana, utuhurumie.</text:p>
      <text:p text:style-name="P1"/>
      <text:p text:style-name="P4">Ὁ Ἱερέας λέει τήν Εὐχή τούτη· Kuhani anasema sala hii;</text:p>
      <text:p text:style-name="P1"/>
      <text:p text:style-name="P1">Κύριε ὁ Θεός μας, σύ πού συμπορεύτηκες καί ἦλθες στή Μεσοποταμία μαζί μέ τὸν ὑπηρέτη τοῦ Πατριάρχη Ἀβραάμ, ὁ ὁποῖος (ὑπηρέτης) εἶχε ὡς ἀποστολή νά φέρει στόν κύριό του κατάλληλη νύφη γιά τόν Ἰσαάκ (ἤ· νά πάρει καί νά φέρει στόν κύριό του, τόν Ἰσαάκ, κατάλληλη γυναίκα)· σύ πού στήν προκείμενη περίπτωση ἔκαμες φανερό τό θέλημά σου (ἀποκάλυψες) νά μνηστευθεῖ ὁ Ἰσαάκ τή Ρεβέκκα μέ τή μεσολάβηση τοῦ γεγονότος τῆς ὕδρευσης, ὅταν δηλαδή ὁ ὑπηρέτης τοῦ Ἀβραάμ ζήτησε ἀπό τή Ρεβέκκα νερό νά ξεδιψάσει, ἐκείνη πρόθυμα καί μέ τό παραπάνω ἀνταποκρίθηκε· Αὐτός ὁ ἴδιος, εὐλόγησε τόν ἀρραβώνα τῶν δούλων σου (τάδε) καί (τάδε) καί κάμε σταθερό τό λόγο, τήν ὁμολογία, πού εἰπώθηκε ἀπό αὐτούς, πώς ὁ ἕνας δηλαδή θέλει τόν ἄλλο. Κάμε στερεό καί μόνιμο τό δεσμό τους μέ τή χάρη τῆς δικῆς σου ἅγιας ἑνότητας· διότι ἐσύ ἀπό τήν πρώτη ἀρχή δημιούργησες τό ἀρσενικό καί τό θηλυκό, τόν ἄντρα δηλαδή καί τή γυναίκα, καί ἐσύ ἑνώνεις τή γυναίκα μέ τόν ἄντρα, γιά νά βοηθάει ὁ ἕνας τόν ἄλλο καί γιά νά ὑπάρχει διαδοχή, νά διαιωνίζεται δηλαδή τό γένος τῶν ἀνθρώπων. Σύ ὁ ἴδιος λοιπόν, Κύριε ὁ Θεός μας, πού ἀπό ἀγάπη καί ἐνδιαφέρον ἀπέστειλες καί δίδαξες τήν ἀλήθεια στό ἀνθρώπινο γένος καί τό κατέστησες κληρονόμο τῆς βασιλείας σου· σύ πού πραγματοποίησες τὴν ὑπόσχεσή σου, τήν ἐπαγγελία τῶν ἀγαθῶν σου, στούς πιστούς σου δούλους, τούς προπάτορές μας, στούς ἐκλεκτούς σου τῆς καθεμιᾶς ξεχωριστά γενιᾶς πού διαδέχεται τήν προηγούμενη, ρίξε εὐνοϊκό τό βλέμμα σου στό δοῦλο σου (τάδε) καί στή δούλη σου (τάδε) καί κάμε ὥστε νά εἶναι σταθερός ὁ ἀρραβώνας τους καί νά στηριχθεῖ στήν ἀμοιβαία πίστη, στή σύμπνοια, στήν εἰλικρίνεια καί στήν ἀγάπη· διότι ἐσύ, Κύριε, φανέρωσες τή θέλησή σου νά δίνεται τό δαχτυλίδι τοῦ ἀρραβώνα καί σέ κάθε περίσταση σ᾿ αὐτό νά στηρίζονται οἱ ἄνθρωποι. Μέ δαχτυλίδι δόθηκε ἡ ἐξουσία στόν Ἰωσήφ στήν Αἴγυπτο· μέ δαχτυλίδι δοξάστηκε ὁ Δανιήλ στή χώρα τῆς Βαβυλώνας· μέ δαχτυλίδι φανερώθηκε ἡ ἀλήθεια τῆς Θάμαρ· μέ δαχτυλίδι ὁ οὐράνιος Πατέρας μας ἔδειξε τήν εὐσπλαχνία του καί τή συμπάθειά του στόν ἄσωτο υἱό· «διότι λέει τό Εὐαγγέλιο· Δῶστε δαχτυλίδι στό χέρι του νά τό φοράει καί ἀφοῦ φέρετε τό μοσχάρι τό σιτευτό, αὐτό δηλ. πού τρέφουμε ξεχωριστά γιά κάποιο χαρμόσυνο γεγονός, σφάξτε το, καί ἀφοῦ φᾶμε, ἄς χαροῦμε καί ἄς διασκεδάσουμε». Αὐτό τό δεξί σου χέρι, Κύριε, ἔκαμε τό Μωϋσῆ νά στρατοπεδεύσει στήν Ἐρυθρά θάλασσα· διότι μέ τό λόγο σου τό γνήσιο καί τόν ἀληθινό στερεώθηκαν οἱ οὐρανοί καί θεμελιώθηκε ἡ γῆ· καί τό δεξί χέρι τῶν δούλων σου θά εὐλογηθεῖ μέ τό λόγο σου τό δυνατό καί τό βραχίονα σου τὸν ὑψηλό. Αὐτός ὁ ἴδιος λοιπόν καί τώρα, Δέσποτα, εὐλόγησε μέ τήν εὐλογία τῶν οὐρανῶν (μέ τή θεία εὐλογία) τό δακτυλοθέσιο τοῦτο· καί Ἄγγελος Κυρίου ἄς προπορεύεται μπροστά ἀπό τούς νεονύμφους ὅλες τίς ἡμέρες τῆς ζωῆς τους. Διότι ἐσύ εἶσαι αὐτός που εὐλογεῖς καί ἁγιάζεις τά σύμπαντα, καί σ᾿ ἐσένα ἀναπέμπουμε τή δόξα, στόν Πατέρα καί τόν Υἱό καί τό Ἅγιο Πνεῦμα, τώρα καί πάντοτε καί στούς ἀτελεύτητους αἰῶνες. Bwana Mungu wetu, kwa kuwa ulifuatana na kufika Mesopotamia pamoja na mtumishi wa Mzee wa ukoo Abrahamu, ambaye (mtumishi) alikuwa na kazi ya kumletea bwana wake bibi-arusi anayefaa kwa Isaka (au; kumchukua na kumletea Isaka bwana wake, mwanamke anayefaa); wewe ambaye, katika kesi hii, uliweka wazi wosia wako (uliofunuliwa) kwamba Isaka ampendekeze Rebeka kwa njia ya upatanishi wa tukio la usambazaji wa maji, yaani, wakati mtumishi wa Ibrahimu alipomwomba Rebeka maji ya kumzima. kiu, kwa hiari yake na kwa hayo hapo juu alijibu: Yeye mwenyewe, na abariki uchumba wa waja wako (hivi na fulani) na (fulani-fulani) na tulithibitishe neno, maungamo, ambayo walisema. , kwamba mmoja anataka mwingine. Na tuufanye mshikamano wao kuwa imara na wa kudumu kwa neema ya umoja wenu mtakatifu, kwa maana ninyi tangu mwanzo mliumba mwanamume na mwanamke, yaani, mwanamume na mwanamke, na mnamunganisha mwanamke na mwanamume, ili mmoja asaidie. nyingine na ili kuwe na mfululizo, yaani jamii ya wanadamu inadumishwa. Basi, wewe mwenyewe, Bwana, Mungu wetu, uliyetuma kwa upendo na kwa nia yako na kuwafundisha wanadamu kweli, na kuwafanya warithi wa ufalme wako; wewe uliyetimiza ahadi yako, na ahadi ya mali yako, kwa watumishi wako waaminifu, babu zako, kwa wateule wako wa kila kizazi tofauti kinachofuata kile kilichotangulia, mtazame mtumwa wako (hivi na fulani) na mtumishi wako wa kike (fulani-fulani) na uhakikishe kwamba uchumba wao ni thabiti. na kwa kuzingatia imani ya pande zote mbili, kuhurumiana, katika uaminifu na upendo; kwa sababu wewe, Bwana, umefunua mapenzi yako kwamba pete ya uchumba itolewe na kwamba watu waitegemee katika kila hali. Kwa pete, nguvu alipewa Yusufu huko Misri; kwa pete, Danieli alitukuzwa katika nchi ya Babeli; kwa pete, ukweli wa Tamari ulifunuliwa; kwa pete, Baba yetu wa mbinguni alionyesha rehema na huruma zake kwa mwana mpotevu; kwa maana asema Injili: Mtieni pete mkononi ili avae na baada ya kuleta ndama aliyenona, yaani, tunayemlisha kando kwa tukio la furaha, mchinje; na baada ya kula, tufurahi. na kuwa na furaha". Huu ndio mkono wako wa kuume, Ee Bwana, tuliomweka Musa katika Bahari ya Shamu; <text:s/>kwa maana kwa neno lako mbingu zilifanyika kweli na kweli, na nchi ilifanyika; na mkono wa kuume wa watumishi wako utabarikiwa kwa neno lako. mkono wako juu. Kwa hivyo, huyu huyu, sasa, Despot, aliyebarikiwa kwa baraka za mbingu (kwa baraka za kimungu) pete hii; na Malaika wa Bwana awaongoze wale waliooana wapya siku zote za maisha yao. Kwa sababu wewe ndiye unayebariki na kutakasa ulimwengu, na kwako tunarejelea utukufu, kwa Baba na Mwana na Roho Mtakatifu, sasa na siku zote na kwa vizazi visivyo na mwisho.</text:p>
      <text:p text:style-name="P1"/>
      <text:p text:style-name="P1"><text:span text:style-name="T1">Ὁ χορός·</text:span> Ἀμήν <text:s/><text:span text:style-name="T1">Ngoma;</text:span> Amina </text:p>
      <text:p text:style-name="P1"/>
      <text:p text:style-name="P3">ΑΚΟΛΟΥΘΙΑ KUFUATA</text:p>
      <text:p text:style-name="P3"/>
      <text:p text:style-name="P3">ΤΟΥ ΣΤΕΦΑΝΩΜΑΤΟΣ YA UTAJI</text:p>
      <text:p text:style-name="P3"/>
      <text:p text:style-name="P3">δηλαδή hiyo ni</text:p>
      <text:p text:style-name="P3"/>
      <text:p text:style-name="P3">ΤΟΥ ΓΑΜΟΥ YA NDOA</text:p>
      <text:p text:style-name="P1"/>
      <text:p text:style-name="P4">Ἐάν οἱ νεόνυμφοι θέλουν τήν ἴδια ὥρα1 νά στεφανωθοῦν, παραμένουν μέσα στό Ναό καί ἀρχίζει ἡ ἀκολουθία τοῦ στεφανώματος. Ἐάν ὅμως οἱ νεόνυμφοι θέλουν νά στεφανωθοῦν ὕστερα ἀπό ἡμέρες (ἀργότερα), στήν περίπτωση αὐτή μπαίνουν στό Ναό ἀπό τό νάρθηκα (πρόναο) μέ ἀναμμένα κεριά, ἐνῶ προπορεύεται ὁ Ἱερέας μέ τό θυμιατό καί ψάλλει τόν 127ο (ρκζ´) Ψαλμό. Ikiwa waliooa hivi karibuni wanataka kuvikwa taji kwa wakati mmoja1, wanabaki ndani ya Hekalu na mlolongo wa kutawazwa huanza. Hata hivyo, ikiwa wale waliooana hivi karibuni wanataka kuvikwa taji baada ya siku (baadaye), katika hali hii wanaingia Hekaluni kutoka kwenye narthex2 (pronaos) wakiwa na mishumaa iliyowashwa, huku Kuhani akiongoza na uvumba na kuimba Zaburi ya 127 (rkz´).</text:p>
      <text:p text:style-name="P1"/>
      <text:p text:style-name="P1">Μακάριοι εἶναι ὅλοι ὅσοι φοβοῦνται τόν Κύριο. Heri wote wamchao Bwana.</text:p>
      <text:p text:style-name="P1"/>
      <text:p text:style-name="P4">Ὁ Χορός τῶν ψαλτῶν πού ἐκπροσωπεῖ τό λαό μετά ἀπό κάθε στίχο τοῦ Ψαλμοῦ λέγει· Kwaya ya zaburi inayowakilisha watu baada ya kila mstari wa Zaburi inasema;</text:p>
      <text:p text:style-name="P1"/>
      <text:p text:style-name="P1">Σ᾿ Ἐσένα, Θεέ μας, ταιριάζει δόξα ἀπό μέρους μας γιά τήν ἀνεκτίμητη διδασκαλία σου πού περιέχεται στά βιβλία τῆς Ἁγίας Γραφῆς. Wewe, Mungu wetu, unastahili utukufu kutoka kwetu kwa mafundisho yako ya thamani yaliyomo katika vitabu vya Biblia Takatifu.</text:p>
      <text:p text:style-name="P1"/>
      <text:p text:style-name="P1">Μακάριοι ὅσοι βαδίζουν στό δρόμο τοῦ Θεοῦ καί τηροῦν τίς ἐντολές του. Heri wale waendao katika njia ya Mungu na kuzishika amri zake.</text:p>
      <text:p text:style-name="P1"/>
      <text:p text:style-name="P1">Τούς κόπους τούς δικούς σου θά ἀπολαμβάνεις ἐσύ πού ἔχεις φόβο Θεοῦ. Wewe unayemcha Mungu utafurahia kazi zako.</text:p>
      <text:p text:style-name="P1"/>
      <text:p text:style-name="P1">Μακάριος εἶσαι ἐσύ πού ἔχεις φόβο Θεοῦ καί ὅλα θά σοῦ βγαίνουν σέ καλό. Umebarikiwa wewe unayemcha Mungu na yote yatafanikiwa.</text:p>
      <text:p text:style-name="P1"/>
      <text:p text:style-name="P1">Ἡ γυναίκα σου σάν πλούσια κληματαριά θά εἶναι στούς χώρους τοῦ σπιτιοῦ σου. Mke wako atakuwa kama shamba tajiri la mizabibu katika eneo la nyumba yako.</text:p>
      <text:p text:style-name="P1"/>
      <text:p text:style-name="P1">Τά παιδιά σου θά κάθονται γύρω στό τραπέζι σου σάν νεόφυτα ἐλαιόδεντρα. Watoto wako watakaa kuzunguka meza yako kama mizeituni michanga.</text:p>
      <text:p text:style-name="P1"/>
      <text:p text:style-name="P1">Πρόσεξε· αὐτή τήν εὐλογία θά ἔχει ὁ ἄνθρωπος ὁ φοβούμενος τόν Κύριο. Kumbuka: Baraka hii itatolewa kwa mtu anayemcha Bwana.</text:p>
      <text:p text:style-name="P1"/>
      <text:p text:style-name="P1">Εἴθε νά σέ εὐλογήσει ὁ Κύριος ἀπό τή Σιών καί εἴθε νά ἀπολαύσεις τά ἀγαθά τῆς Ἱερουσαλήμ σ᾿ ὅλες τίς ἡμέρες τῆς ζωῆς σου. Bwana na akubariki kutoka Sayuni na ufurahie mema ya Yerusalemu siku zote za maisha yako.</text:p>
      <text:p text:style-name="P1"/>
      <text:p text:style-name="P1">Εἴθε νά δεῖς τέκνα τῶν τέκνων σου. Εἴθε νά βασιλεύει εἰρήνη στό λαό τοῦ Ἰσραήλ9. Uwaone watoto wa watoto wako. Amani na itawale juu ya watu wa Israeli9.</text:p>
      <text:p text:style-name="P1"/>
      <text:p text:style-name="P5">Μετά τήν τελευταία δοξαστική ἀναφώνηση τοῦ Χοροῦ λέγει ὁ Διάκονος· <text:s text:c="3970"/></text:p>
      <text:p text:style-name="P5">Baada ya mshangao wa mwisho wa Ngoma hiyo, Shemasi anasema;</text:p>
      <text:p text:style-name="P1"/>
      <text:p text:style-name="P1">Εὐλόγησε, (Δοξολόγησε, δῶσε τήν εὐλογία σου) Δέσποτα. Mbariki, (Sifa, mpe baraka zako) Despot.</text:p>
      <text:p text:style-name="P1"/>
      <text:p text:style-name="P4">Ὁ Ἱερέας, ἀφοῦ στραφεῖ πρός τήν ἀνατολή καί ὑψώνοντας, κατά τή συνήθεια, τό ἅγιο Εὐαγγέλιο, λέγει μέ δυνατή φωνή. Kuhani, baada ya kugeuka kuelekea mashariki na kuinua, kulingana na desturi, Injili Takatifu, anasema kwa sauti kuu.</text:p>
      <text:p text:style-name="P1"/>
      <text:p text:style-name="P1">Ἄς εἶναι εὐλογημένη ἡ Βασιλεία τοῦ Τριαδικοῦ Θεοῦ, τοῦ Πατέρα καὶ τοῦ Υἱοῦ καὶ τοῦ Ἁγίου Πνεύματος, τώρα καί πάντοτε καί στούς ἀτελεύτητους αἰῶνες. Ubarikiwe Ufalme wa Mungu wa Utatu, Baba na Mwana na Roho Mtakatifu, sasa na siku zote na hata milele na milele.</text:p>
      <text:p text:style-name="P1"/>
      <text:p text:style-name="P1"><text:span text:style-name="T1">Ὁ χορός</text:span>· Ἀμήν . <text:span text:style-name="T1">Ngoma;</text:span> Amina.</text:p>
      <text:p text:style-name="P1"/>
      <text:p text:style-name="P4">Κατά τήν πασχαλινή περίοδο ψάλλεται τό «Χριστός ἀνέστη» (τρεῖς φορές). Katika kipindi cha Pasaka, “Kristo amefufuka” huimbwa (mara tatu).</text:p>
      <text:p text:style-name="P1"/>
      <text:p text:style-name="P1"><text:span text:style-name="T1">Ὁ Διάκονος λέγει τή Συναπτή καί ὁ Χορός ὕστερα ἀπό κάθε Δέηση λέγει τό</text:span> Κύριε, ἐλέησον. <text:span text:style-name="T1">Shemasi husema Sinapti10 na Kwaya baada ya kila Deesis husema Bwana,</text:span> utuhurumie.</text:p>
      <text:p text:style-name="P1"/>
      <text:p text:style-name="P4">Ὁ Διάκονος Shemasi</text:p>
      <text:p text:style-name="P1"/>
      <text:p text:style-name="P1">Ἄς παρακαλέσουμε τόν Κύριο μέ ἡσυχία, μέ εἰρήνη καί ψυχική ἠρεμία καί γαλήνη. Tumsihi Bwana kwa utulivu, kwa amani na utulivu wa kiakili na utulivu.</text:p>
      <text:p text:style-name="P1"/>
      <text:p text:style-name="P1">Ἄς παρακαλέσουμε τόν Κύριο νά μᾶς χαρίσει τή δική του εἰρήνη πού γαληνεύει τή συνείδησή μας καί συντελεῖ στή σωτηρία τῶν ψυχῶν μας· γι᾿ αὐτή τήν εἰρήνη καί γιά τή σωτηρία τῶν ψυχῶν μας ἄς παρακαλέσουμε τόν Κύριο. Tumsihi Bwana atujalie amani yake ambayo hutuliza dhamiri zetu na kuchangia katika wokovu wa roho zetu; kwa amani hii na kwa wokovu wa roho zetu tumwombe Bwana.</text:p>
      <text:p text:style-name="P1"/>
      <text:p text:style-name="P1">Ἄς παρακαλέσουμε τόν Κύριο νά χαρίσει εἰρήνη σ᾿ ὅλο τόν κόσμο, σταθερότητα πίστεως στίς ἅγιες Ἐκκλησίες τοῦ Θεοῦ καί ἕνωση ὅλων τῶν ἀνθρώπων. Tumwombe Bwana aijalie dunia yote amani, uthabiti wa imani katika Makanisa matakatifu ya Mungu na umoja wa watu wote.</text:p>
      <text:p text:style-name="P1"/>
      <text:p text:style-name="P1">Ἄς παρακαλέσουμε τόν Κύριο νά διαφυλάγει ἀπό κάθε κακό τόν ἅγιο τοῦτο Οἶκο τοῦ Θεοῦ καί νά προστατεύει ὅλους τούς Χριστιανούς πού εἰσέρχονται στό ναό αὐτό μέ πίστη, μέ εὐλάβεια καί μέ φόβο Θεοῦ. Tumwombe Bwana ailinde Nyumba hii takatifu ya Mungu na mabaya yote na kuwalinda Wakristo wote wanaoingia katika hekalu hili kwa imani, uchaji na hofu ya Mungu.</text:p>
      <text:p text:style-name="P1"/>
      <text:p text:style-name="P1">Ἄς παρακαλέσουμε τόν Κύριο γιά τόν Ἀρχιεπίσκοπό μας (ἐδῶ μνημονεύεται τό ὄνομά του), γιά τούς καλούς ἱερεῖς μας, γιά ὅσους διακονοῦν «ἐν Χριστῷ», γιά ὅλο γενικά τόν κλῆρο καί τό λαό. Tumwombe Bwana kwa ajili ya Askofu wetu Mkuu (hapa linatajwa jina lake), kwa ajili ya mapadre wetu wema, kwa wale wanaotumikia "katika Kristo", kwa ajili ya wakleri na watu kwa ujumla.</text:p>
      <text:p text:style-name="P1"/>
      <text:p text:style-name="P1">Ἄς παρακαλέσουμε τόν Κύριο γιά τούς δούλους τοῦ Θεοῦ (τόν τάδε καί τήν τάδε· στό σημεῖο αὐτό μνημονεύονται τά ὀνόματα τῶν νεονύμφων) πού συνδέονται αὐτή τή στιγμή μεταξύ τους μέ τό σύνδεσμο τοῦ γάμου, καί γιά τή σωτηρία τους. Hebu tumwombe Bwana kwa ajili ya watumishi wa Mungu (hivyo-na-hivyo; katika hatua hii majina ya waliooa hivi karibuni yanatajwa) ambao wameunganishwa kwa kila mmoja kwa wakati huu kwa kifungo cha ndoa, na kwa ajili ya wokovu wao.</text:p>
      <text:p text:style-name="P1"/>
      <text:p text:style-name="P1">Ἄς παρακαλέσουμε τόν Κύριο νά εὐλογήσει αὐτό τό γάμο, ὅπως εὐλόγησε ἐκεῖνον στήν Κανά τῆς Γαλιλαίας. Tumwombe Bwana abariki ndoa hii, kama alivyoibariki ile ya Kana ya Galilaya.</text:p>
      <text:p text:style-name="P1"/>
      <text:p text:style-name="P1">Ἄς παρακαλέσουμε τόν Κύριο νά χαρίσει σ᾿ αὐτούς σωφροσύνη (= σύνεση, φρονιμάδα) καί καρποφορία (= γέννηση τέκνων) γιά τό καλό τους, τήν εὐτυχία τους καί τή σωτηρία τους. Tumwombe Mola awape hekima (= busara, hekima) na kuzaa matunda (= kuzaliwa kwa watoto) kwa wema wao, furaha yao na wokovu wao.</text:p>
      <text:p text:style-name="P1"/>
      <text:p text:style-name="P1">Ἄς παρακαλέσουμε τόν Κύριο νά εὐφρανθοῦν (νά νιώσουν χαρά καί εὐχαρίστηση) οἱ νεόνυμφοι βλέποντας (ἀποκτώντας) γιούς καί θυγατέρες. Hebu tumwombe Bwana ili wale waliooana hivi karibuni wafurahi (kujisikia furaha na furaha) kuona (kupata) wana na binti.</text:p>
      <text:p text:style-name="P1"/>
      <text:p text:style-name="P1">Ἄς παρακαλέσουμε τόν Κύριο νά δώσει στούς νεονύμφους νά ἀπολαύσουν τή χαρά πολλῶν καί καλῶν τέκνων, καί νά τούς χαρίσει διαγωγή ἀνεπίληπτη. Tumwombe Bwana awape wale waliooana hivi karibuni furaha ya watoto wengi na wazuri, na awajalie mwenendo usio na kifani.</text:p>
      <text:p text:style-name="P1"/>
      <text:p text:style-name="P1">Ἄς παρακαλέσουμε τόν Κύριο νά ἱκανοποιήσει ὅλα τά αἰτήματα πού ἀφοροῦν στή σωτηρία τόσο τῶν νεονύμφων ὅσο καί τή δική μας. Hebu tumwombe Bwana atimize maombi yote yanayohusu wokovu wa wale waliooana hivi karibuni na wetu.</text:p>
      <text:p text:style-name="P1"/>
      <text:p text:style-name="P1">Ἄς παρακαλέσουμε τόν Κύριο νά φυλάξει καί νά προστατεύσει τούς νεονύμφους καί ἐμᾶς ἀπό κάθε λύπη, ὀργή, κίνδυνο καί ἀνάγκη (= δύσκολη περίσταση). Tumwombe Mola awalinde na kuwalinda waliooana na sisi kutokana na huzuni zote, hasira, hatari na hitaji (= hali ngumu).</text:p>
      <text:p text:style-name="P1"/>
      <text:p text:style-name="P1">Σύ, Κύριε, πού εἶσαι ὁ Θεός μας, βοήθησέ μας, σῶσε μας, ἐλέησέ μας καί διαφύλαξέ μας μέ τή δική σου χάρη. Wewe, Bwana, uliye Mungu wetu, utusaidie, utuokoe, uturehemu na utulinde kwa neema yako.</text:p>
      <text:p text:style-name="P1"/>
      <text:p text:style-name="P1">Ἀφοῦ πρῶτα φέρουμε στή μνήμη μας τήν Παναγία, τήν ἄχραντη καί ἀμόλυντη, τήν πάρα πολύ εὐλογημένη, τήν ἔνδοξη, τή Δέσποινά μας καί κυρία Θεοτόκο, καί ἀειπάρθενη (= πάντοτε ἁγνή) Μαρία, καί ὅλους τούς ἁγίους, ἄς ἐμπιστευθοῦμε στόν Κύριο καί Θεό μας τούς ἑαυτούς μας καί τούς ἄλλους ἀδελφούς μας καί ὅλη μας τή ζωή. Baada ya kutukumbusha kwanza Bikira Maria, aliye safi na asiye na uchafu, aliyebarikiwa zaidi, mtukufu, Bibi yetu na Bibi Theotokos, na Mtakatifu daima (= safi daima) Mariamu, na watakatifu wote, tuwaamini Bwana na Mungu sisi wenyewe na ndugu zetu wengine na maisha yetu yote.</text:p>
      <text:p text:style-name="P1"/>
      <text:p text:style-name="P1"><text:span text:style-name="T1">Ὁ χορός· </text:span>Σ᾿ Ἐσένα, Κύριε, ἐμπιστευόμαστε τά πάντα. <text:span text:style-name="T1">Ngoma:</text:span> Ndani yako, Bwana, tunaamini kila kitu.</text:p>
      <text:p text:style-name="P1"/>
      <text:p text:style-name="P1"><text:span text:style-name="T1">Ὁ Ἱερέας,</text:span> μέ δυνατή φωνή· <text:span text:style-name="T1">Kuhani,</text:span> kwa sauti kuu;</text:p>
      <text:p text:style-name="P1"/>
      <text:p text:style-name="P1">Διότι σ᾿ Ἐσένα ἁρμόζει κάθε δόξα, τιμή καί προσκύνηση, στόν Πατέρα καί τόν Υἱό καί τό Ἅγιο Πνεῦμα, τώρα καί πάντοτε καί στούς ἀτέλειωτους αἰῶνες. Kwa sababu utukufu wote, heshima na ibada ni Zako Baba na Mwana na Roho Mtakatifu, sasa na siku zote na hata milele na milele.</text:p>
      <text:p text:style-name="P1"/>
      <text:p text:style-name="P1"><text:span text:style-name="T1">Ὁ χορός· </text:span>Ἀμήν . <text:span text:style-name="T1">Ngoma;</text:span> Amina .</text:p>
      <text:p text:style-name="P1"/>
      <text:p text:style-name="P4">Ὁ Διάκονος Shemasi</text:p>
      <text:p text:style-name="P1"/>
      <text:p text:style-name="P1">Ἄς παρακαλέσουμε τόν Κύριο. Tumsihi Bwana.</text:p>
      <text:p text:style-name="P1"/>
      <text:p text:style-name="P1"><text:span text:style-name="T1">Ὁ χορός·</text:span> Κύριε, ἐλέησέ μας. <text:span text:style-name="T1">Ngoma: </text:span>Bwana, utuhurumie.</text:p>
      <text:p text:style-name="P1"/>
      <text:p text:style-name="P4">Καί ὁ Ἱερέας λέγει μεγαλοφώνως τήν Εὐχή· Naye Kuhani anasema Sala kwa sauti;</text:p>
      <text:p text:style-name="P1"/>
      <text:p text:style-name="P1">Ὁ Θεός ὁ ἄχραντος (ὁ ἀναμάρτητος) καί δημιουργός ὅλης τῆς κτίσης (τοῦ σύμπαντος) πού ἀπό τή μεγάλη σου ἀγάπη πρός τόν ἄνθρωπο μεταμόρφωσες τήν πλευρά τοῦ προπάτορά μας Ἀδάμ σέ γυναίκα καί ἀφοῦ εὐλόγησες τούς πρωτόπλαστους τούς εἶπες· «Νά αὐξάνεστε σέ ἀριθμό, νά πολλαπλασιάζεστε καί νά γίνετε κυρίαρχοι στή γῆ» καί τούς παρουσίασες καί τούς δύο αὐτούς ὡς ἕνα μέλος μέ τή σύζευξη· διότι γι᾿ αὐτή τή σύζευξη θά ἐγκαταλείψει ὁ ἄνθρωπος τόν πατέρα του καί τή μητέρα του καί θά προσκολληθεῖ στήν ἴδια τή γυναίκα του καί θά γίνουν οἱ δυό τους μία σάρκα (ἕνα σῶμα)· καί αὐτούς πού σύνδεσε μέ τό δεσμό τοῦ γάμου ὁ Θεός, ὁ ἄνθρωπος νά μήν τούς χωρίζει11· Σύ πού εὐλόγησες τόν πιστό σου δοῦλο Ἀβραάμ καί ἔκαμες τή Σάρρα νά τεκνοποιήσει καί κατέστησες τόν Ἀβραάμ πατέρα (γενάρχη) πλήθους ἐθνῶν· Σύ πού χάρισες στή Ρεβέκκα τόν Ἰσαάκ καί εὐλόγησες τό γόνο της· Σύ πού ἕνωσες μέ γάμο τόν Ἰακώβ μέ τή Ραχήλ καί ἀνέδειξες αὐτόν (τόν Ἰακώβ) γενάρχη τῶν δώδεκα Πατριαρχῶν· Σύ πού συνέζευξες τόν Ἰωσήφ καί τήν Ἀσυνέθ καί χάρισες σ᾿ αὐτούς τόν Ἐφραίμ καί τόν Μανασσῆ ὡς καρπούς τῆς τεκνογονίας τους· Σύ πού ἐκδήλωσες τήν ἀγάπη σου στό Ζαχαρία καί τήν Ἐλισάβετ καί ἀνέδειξες τό τέκνο τους (τόν Ἰωάννη) Πρόδρομο τοῦ Χριστοῦ· Σύ πού ἀπό τό γένος τοῦ Ἰεσσαί ἔκαμες νά βλαστήσει (προέλθει) σαρκικῶς ἡ ἀειπάρθενος Μαρία καί ἀπό αὐτή σαρκώθηκες καί γεννήθηκες ὁ ἴδιος προκειμένου νά σώσεις τό γένος τῶν ἀνθρώπων12· Σύ πού ἀπό ὑπερβολική ἀγάπη (ἀνέκφραστη δωρεά) καί ἀπό πολλή ἀγαθότητα (καλοσύνη) ἦρθες στήν Κανά τῆς Γαλιλαίας καί εὐλόγησες τό γάμο πού ἔγινε ἐκεῖ, γιά νά κάνεις φανερό στούς ἀνθρώπους ὅτι δικό σου θέλημα εἶναι ἡ νόμιμη σύζευξη τοῦ ἄνδρα καί τῆς γυναίκας καί ἡ συνακόλουθη τεκνοποιία. Σύ ὁ ἴδιος, Πανάγιε Δέσποτα, δέξου μέ συγκατάβαση τή δέηση ἡμῶν πού σέ ἱκετεύουμε (παρακαλοῦμε), ἀφοῦ ὅπως ἐκεῖ (στήν Κανά) παραστεῖς καί ἐδῶ, μέ τήν ἀόρατη παρουσία σου13· εὐλόγησε αὐτό τό γάμο καί χάρισε14 σ᾿ αὐτούς ἐδῶ τούς δούλους σου (τόν τάδε) καί (τήν τάδε) εἰρηνική ζωή, μακροημέρευση (μακροζωία), φρονιμάδα, νά ἔχουν ἀγάπη μεταξύ τους καί νά εἶναι μονοιασμένοι, μακροχρόνια γονιμότητα, τή χαρά τῆς τεκνογονίας, τό ἀμάραντο στεφάνι τῆς δόξας. Ἀξίωσέ τους νά ἰδοῦν τέκνα τῶν τέκνων τους (ἐγγόνια)· διατήρησε τή νυφική τους κλίνη (τό νυφικό κρεβάτι) ἀμόλυντη ἀπό κάθε ἐπιβουλή (συζυγική ἀπάτη)15· καί χάρισέ τους ἀγαθά οὐράνια, ἀγαθά πού ἐπιδαψιλεύει (χορηγεῖ ἄφθονα) ἡ δική σου χάρη καί εὐλογία, καθώς καί ἀγαθά ἐπίγεια, ἀγαθά πού παράγει ἄφθονα ἡ γῆ16· γέμισε τούς χώρους τῆς οἰκίας (τό σπίτι) τῶν νεονύμφων μέ ἐπίγεια ἀγαθά, μέ σιτάρι, κρασί καί λάδι καί μέ ὅλα τά καλά, γιά νά δίνουν ἀπ᾿ αὐτά καί σ᾿ ὅσους ἔχουν ἀνάγκη17, ἱκανοποιώντας ταυτόχρονα ὅλα τά αἰτήματα, πού ἔχουν σχέση μέ τή σωτηρία, καί ὅλων αὐτῶν πού εἶναι παρόντες σ᾿ αὐτό ἐδῶ τό γάμο18. Καί σέ παρακαλοῦμε γιά ὅλα αὐτά, διότι Ἐσύ εἶσαι Θεός πού δείχνεις ἔλεος καί εὐσπλαχνία καί ἀγαπᾶς τούς ἀνθρώπους καί σ᾿ Ἐσένα ἀναπέμπουμε τή δόξα καί στόν Πατέρα σου πού δέν ἔχει ἀρχή καί στό πανάγιο καί ἀγαθό καί ζωοποιό σου (πού δίνει ζωή) Πνεῦμα, τώρα καί πάντοτε καί στούς ἀπέραντους αἰῶνες. Mungu asiye na dhambi na muumba wa viumbe vyote (ulimwengu) ambaye, kwa upendo wako mkuu kwa mwanadamu, aliugeuza ubavu wa babu yetu Adamu kuwa mwanamke na baada ya kumbariki mzaliwa wa kwanza ukawaambia: “Ongezeni idadi, mkaongezeke. mtakuwa watawala juu ya dunia” nawe ukawatoa wote wawili kuwa kiungo kimoja kwa kiungo hicho; kwa maana kwa ajili ya kufungamana huko mwanamume atamwacha baba yake na mama yake naye ataambatana na mkewe mwenyewe na hao wawili watakuwa mwili mmoja. (mwili mmoja); na wale ambao Mungu amewaunganisha kwa kifungo cha ndoa, mtu awaye yote asiwatenganishe11; wewe uliyembariki mtumishi wako mwaminifu Ibrahimu na kumzalia Sara watoto, na kumfanya Ibrahimu kuwa baba (mzazi) wingi wa mataifa; Ulimpa Isaka kwa Rebeka na ukabariki uzao wake; Wewe uliyewaunganisha Yakobo na Raheli katika ndoa na ukamfanya (Yakobo) kuwa babu wa wale wazee kumi na wawili; Wewe uliyeoa Yusufu na Asinethi na Uliwapa Efraimu na Manase kama matunda ya watoto wao; Wewe uliyedhihirisha upendo wako kwa Zakaria na Elisabeti na kumfanya mtoto wao (Yohana) kuwa Mtangulizi wa Kristo; Wewe uliyemfanya Yese kuchipusha (kuja) wa kimwili Maria wa milele na kutoka kwake. ulifanywa mwili na kuzaliwa mwenyewe ili kuokoa wanadamu12; Wewe ambaye kwa upendo mwingi (zawadi isiyoelezeka) na kwa wema mwingi (wema) ulikuja Kana ya Galilaya na kubariki ndoa iliyofanyika huko, ili kuiweka wazi. kwa watu kwamba mapenzi yako ni muunganisho wa kisheria wa mwanamume na mwanamke na matokeo yake ni uzazi. Wewe mwenyewe, Despot Takatifu, ukubali kwa unyenyekevu maombi yetu tunayokusihi, kwa kuwa unatokea huko (katika Kana) na hapa, pamoja na uwepo wako usioonekana13; ibariki ndoa hii na uwajalie14 hawa watumishi wako (hivyo-hivyo) na (hivyo-hivyo) maisha ya amani, maisha marefu (maisha marefu), hekima, kuwa na upendo kwa kila mmoja na kuwa na umoja, kuzaa matunda kwa muda mrefu, furaha ya uzazi, taji isiyo na mwisho ya utukufu. Uwajalie kuwaona watoto wa watoto wao (wajukuu); waweke kitanda chao cha arusi (kitanda cha bibi arusi) kisichotiwa uchafu na hila zote (udanganyifu wa ndoa)15; na uwajaalie mbingu njema, nzuri ambayo neema yako inafundisha (inatoa kwa wingi) na baraka, pia. kama mali ya nchi, mali inayotokezwa kwa wingi na nchi16; vyumba vya nyumba ya hao waliooana hivi karibuni, wajaze mali ya dunia, na ngano, na divai, na mafuta, na vitu vyote vyema; wale walio na uhitaji17, wakitosheleza kwa wakati mmoja maombi yote yanayohusiana na wokovu, na ya wale wote waliopo kwenye harusi hii hapa18. Nasi tunakusihi kwa haya yote, kwa sababu wewe ni Mungu mwenye huruma na huruma na mpenda watu na kwako tunakupa utukufu na kwa Baba yako ambaye hana mwanzo na kwa utakatifu wako wote na wema na uzima ( uzima - kutoa) Roho, sasa na hata milele na milele na milele.</text:p>
      <text:p text:style-name="P1"/>
      <text:p text:style-name="P1"><text:span text:style-name="T1">Ὁ χορός·</text:span> Ἀμήν . <text:span text:style-name="T1">Ngoma:</text:span> Amina </text:p>
      <text:p text:style-name="P1"/>
      <text:p text:style-name="P4">Ὁ Διάκονος Shemasi</text:p>
      <text:p text:style-name="P1"/>
      <text:p text:style-name="P1">Ἄς παρακαλέσουμε τόν Κύριο. Tumsihi Bwana.</text:p>
      <text:p text:style-name="P1"/>
      <text:p text:style-name="P1"><text:span text:style-name="T1">Ὁ χορός·</text:span> Κύριε, ἐλέησέ μας. <text:span text:style-name="T1">Ngoma:</text:span> Bwana, utuhurumie.</text:p>
      <text:p text:style-name="P1"/>
      <text:p text:style-name="P4">Καί ὁ Ἱερέας μέ δυνατή φωνή (λέγει) τήν Εὐχή Na Kuhani kwa sauti kubwa (husali) Swala</text:p>
      <text:p text:style-name="P1"/>
      <text:p text:style-name="P1">Ἄξιος εὐλογίας εἶσαι, Κύριε ὁ Θεός μας, Σύ πού μέ τρόπο θεῖο καί ἱερό τέλεσες (πραγματοποίησες) τό μυστικό καί ἄχραντο (ἁγνό) γάμο σου μέ τήν Ἐκκλησία19 καί νομοθέτησες τό σωματικό (σαρκικό) γάμο, Σύ πού εἶσαι ὁ φύλακας τῆς ἁγνότητας καί ὁ ἀγαθὸς οἰκονόμος (χορηγός) τῶν ὑλικῶν ἀγαθῶν· καί τώρα, Δέσποτα, Σύ ὁ ἴδιος πού ἔπλασες ἀρχικά τόν ἄνθρωπο καί τόν ἔκαμες (κατέστησες) κυρίαρχο τῆς κτίσεως καί εἶπες· «Δέν εἶναι ὡραῖο νά εἶναι μόνος του ὁ ἄνθρωπος πάνω στή γῆ· ἄς δημιουργήσουμε γιά χάρη του, γιά τό καλό του ἕνα βοηθό ὅμοιο μ᾿ αὐτόν»· καί, ἀφοῦ ἔλαβες μιά ἀπό τίς πλευρές του, ἔπλασες τή γυναίκα, πού ὅταν τήν εἶδε ὁ Ἀδάμ εἶπε· «Αὐτό τό πλάσμα πού βλέπω τώρα εἶναι μέρος ἀπό τά ὀστά μου (κόκαλο ἀπό τά κόκαλά μου) καί σάρκα ἀπό τή σάρκα μου· αὐτό τό πλάσμα θά κληθεῖ (θά ὀνομαστεῖ) γυναίκα, γιατὶ ἀπό τόν ἄντρα της ἔγινε (προῆλθε)20· γι᾿ αὐτό τό πλάσμα θά ἐγκαταλείψει ὁ ἄνθρωπος τόν πατέρα του καί τή μητέρα του καί θά προσκολληθεῖ (ἀφοσιωθεῖ) στή γυναίκα του καί θά γίνουν οἱ δυό τους μιά σάρκα (θά ἑνωθοῦν σωματικά)»21· καί «αὐτούς πού ὁ Θεός ἕνωσε μέ τό δεσμό τοῦ γάμου, ὁ ἄνθρωπος (κανένας ἄνθρωπος) νά μήν τούς χωρίζει»22· Σύ ὁ ἴδιος καί τώρα (αὐτή τή στιγμή), Δέσποτα Κύριε, ὁ Θεός μας, στεῖλε ἀπό ψηλά τήν ἐπουράνια χάρη σου σ᾿ αὐτούς ἐδῶ τούς δούλους σου (τόν τάδε) καί (τήν τάδε)· καί δῶσε (κάμε) ὥστε αὐτή ἐδῶ ἡ νεαρή δούλη σου νά ὑποταχθεῖ καθ᾿ ὅλα στόν ἄντρα της καί αὐτός ἐδῶ ὁ δοῦλος σου νά εἶναι ἡ κεφαλή τῆς γυναίκας του23, γιά νά ζήσουν σύμφωνα μέ τό θέλημά σου. Εὐλόγησέ τους, Κύριε, ὁ Θεός μας, ὅπως εὐλόγησες τόν Ἀβραάμ καί τή Σάρρα. Εὐλόγησέ τους, Κύριε, ὁ Θεός μας, ὅπως εὐλόγησες τόν Ἰσαάκ καί τή Ρεβέκκα. Εὐλόγησέ τους, Κύριε, ὁ Θεός μας, ὅπως εὐλόγησες τόν Ἰακώβ καί ὅλους τούς πατριάρχες. Εὐλόγησέ τους, Κύριε, ὁ Θεός μας, ὅπως εὐλόγησες τόν Ἰωσήφ καί τήν Ἀσυνέθ. Εὐλόγησέ τους, Κύριε, ὁ Θεός μας, ὅπως εὐλόγησες τό Μωϋσῆ καί τή Σεπφόρα. Εὐλόγησέ τους, Κύριε, ὁ Θεός μας, ὅπως εὐλόγησες τόν Ἰωακείμ καί τήν Ἄννα. Εὐλόγησέ τους, Κύριε, ὁ Θεός μας, ὅπως εὐλόγησες τό Ζαχαρία καί τήν Ἐλισάβετ24. Διαφύλαξέ τους, Κύριε, ὁ Θεός μας, ὅπως διαφύλαξες τό Νῶε μέσα στήν Κιβωτό. Διαφύλαξέ τους, Κύριε, ὁ θεός μας, ὅπως διαφύλαξες τόν Ἰωνᾶ μέσα στήν κοιλιὰ τοῦ θαλάσσιου κήτους (ὑπερμεγέθους ψαριοῦ). Διαφύλαξέ τους, Κύριε, ὁ Θεός μας, ὅπως διαφύλαξες τούς ἅγιους τρεῖς Παῖδες (νεανίες) ἀπό τή φωτιὰ τοῦ καμινιοῦ στέλνοντας σ᾿ αὐτούς δροσιά ἀπό τόν οὐρανό· καί ἄς νιώσουν αὐτοί (οἱ νεόνυμφοι) τή χαρά ἐκείνη πού ἔνιωσε ἡ μακαρία Ἑλένη, ὅταν βρῆκε τόν τίμιο Σταυρό. Θυμήσου, Κύριε, ὁ Θεός μας, τούς νεονύμφους, ὅπως θυμήθηκες καί δέν ἐγκατέλειψες στίς δύσκολες στιγμές τόν Ἐνώχ, τό Σήμ, τόν Ἠλία. Θυμήσου, Κύριε ὁ Θεός μας, αὐτούς, ὅπως θυμήθηκες καί δέν ξέχασες κατά τήν ὥρα τοῦ μαρτυρίου τούς ἁγίους σου Σαράντα Μάρτυρες, στέλνοντας σ᾿ αὐτούς ἀπό τόν οὐρανό τά στεφάνια τῆς νίκης25. Θυμήσου, Κύριε ὁ Θεός μας, καί τούς γονεῖς τῶν νεονύμφων πού τούς ἀνάθρεψαν· γιατὶ οἱ εὐχὲς τῶν γονιῶν στηρίζουν τὰ θεμέλια τοῦ σπιτικοῦ τῶν νεονύμφων26. Θυμήσου, Κύριε ὁ Θεός μας, τούς δούλους σου πού ἀνταλλάζουν τά στεφάνια (τούς κουμπάρους), τούς δούλους σου πού συναθροίστηκαν (συγκεντρώθηκαν) σ᾿ αὐτήν ἐδῶ τή χαρά τοῦ γάμου. Θυμήσου, Κύριε ὁ Θεός μας, τό δοῦλο σου (τάδε) καί τή δούλη σου (τάδε) καί εὐλόγησέ τους. Κάμε τους νά καρποφορήσουν (χάρισέ τους καρποφορία), νά ἀποκτήσουν καλά καί ὡραῖα τέκνα, νά ἔχουν ὁμόνοια ψυχῶν καί σωμάτων (νά εἶναι μιά ψυχή καί ἕνα σῶμα). Ὕψωσέ τους σάν τίς κέδρους τοῦ Λιβάνου27 καί σάν ἀμπέλι μέ ὡραῖα κλήματα. Δώρησέ τους ἄφθονα ὑλικά ἀγαθά, γιά νά μποροῦν ἔτσι, ἔχοντας οἱ ἴδιοι κάθε αὐτάρκεια (ἐπαρκώντας στίς δικές τους ἀνάγκες), νά προκόβουν σέ κάθε καλό ἔργο καί εὐχάριστο (ἀρεστό) σ᾿ Ἐσένα28, καί ἀξίωσέ τους νά ἰδοῦν παιδιά τῶν παιδιῶν τους σάν νεόφυτα λιόδεντρα γύρω στό τραπέζι τους· καί ἀφοῦ γίνουν, μέ τόν τρόπο τῆς ζωῆς τους, εὐάρεστοι (ἀρεστοί) ἐνώπιόν σου, κάμε τους νά λάμψουν σάν φωστῆρες (πηγές φωτός, λαμπτῆρες) στόν οὐρανό, κοντά σ᾿ Ἐσένα πού εἶσαι ὁ Κύριός μας· στόν ὁποῖο ἀνήκει κάθε δόξα, δύναμη, τιμή καί προσκύνηση, τώρα καί πάντοτε καί στούς ἀτέλειωτους αἰῶνες. <text:s/>Ἄξιος εὐλογίας εἶσαι, Κύριε ὁ Θεός μας, Σύ πού μέ τρόπο θεῖο καί ἱερό τέλεσες (πραγματοποίησες) τό μυστικό καί ἄχραντο (ἁγνό) γάμο σου μέ τήν Ἐκκλησία19 καί νομοθέτησες τό σωματικό (σαρκικό) γάμο, Σύ πού εἶσαι ὁ φύλακας τῆς ἁγνότητας καί ὁ ἀγαθὸς οἰκονόμος (χορηγός) τῶν ὑλικῶν ἀγαθῶν· καί τώρα, Δέσποτα, Σύ ὁ ἴδιος πού ἔπλασες ἀρχικά τόν ἄνθρωπο καί τόν ἔκαμες (κατέστησες) κυρίαρχο τῆς κτίσεως καί εἶπες· «Δέν εἶναι ὡραῖο νά εἶναι μόνος του ὁ ἄνθρωπος πάνω στή γῆ· ἄς δημιουργήσουμε γιά χάρη του, γιά τό καλό του ἕνα βοηθό ὅμοιο μ᾿ αὐτόν»· καί, ἀφοῦ ἔλαβες μιά ἀπό τίς πλευρές του, ἔπλασες τή γυναίκα, πού ὅταν τήν εἶδε ὁ Ἀδάμ εἶπε· «Αὐτό τό πλάσμα πού βλέπω τώρα εἶναι μέρος ἀπό τά ὀστά μου (κόκαλο ἀπό τά κόκαλά μου) καί σάρκα ἀπό τή σάρκα μου· αὐτό τό πλάσμα θά κληθεῖ (θά ὀνομαστεῖ) γυναίκα, γιατὶ ἀπό τόν ἄντρα της ἔγινε (προῆλθε)20· γι᾿ αὐτό τό πλάσμα θά ἐγκαταλείψει ὁ ἄνθρωπος τόν πατέρα του καί τή μητέρα του καί θά προσκολληθεῖ (ἀφοσιωθεῖ) στή γυναίκα του καί θά γίνουν οἱ δυό τους μιά σάρκα (θά ἑνωθοῦν σωματικά)»21· καί «αὐτούς πού ὁ Θεός ἕνωσε μέ τό δεσμό τοῦ γάμου, ὁ ἄνθρωπος (κανένας ἄνθρωπος) νά μήν τούς χωρίζει»22· Σύ ὁ ἴδιος καί τώρα (αὐτή τή στιγμή), Δέσποτα Κύριε, ὁ Θεός μας, στεῖλε ἀπό ψηλά τήν ἐπουράνια χάρη σου σ᾿ αὐτούς ἐδῶ τούς δούλους σου (τόν τάδε) καί (τήν τάδε)· καί δῶσε (κάμε) ὥστε αὐτή ἐδῶ ἡ νεαρή δούλη σου νά ὑποταχθεῖ καθ᾿ ὅλα στόν ἄντρα της καί αὐτός ἐδῶ ὁ δοῦλος σου νά εἶναι ἡ κεφαλή τῆς γυναίκας του23, γιά νά ζήσουν σύμφωνα μέ τό θέλημά σου. Εὐλόγησέ τους, Κύριε, ὁ Θεός μας, ὅπως εὐλόγησες τόν Ἀβραάμ καί τή Σάρρα. Εὐλόγησέ τους, Κύριε, ὁ Θεός μας, ὅπως εὐλόγησες τόν Ἰσαάκ καί τή Ρεβέκκα. Εὐλόγησέ τους, Κύριε, ὁ Θεός μας, ὅπως εὐλόγησες τόν Ἰακώβ καί ὅλους τούς πατριάρχες. Εὐλόγησέ τους, Κύριε, ὁ Θεός μας, ὅπως εὐλόγησες τόν Ἰωσήφ καί τήν Ἀσυνέθ. Εὐλόγησέ τους, Κύριε, ὁ Θεός μας, ὅπως εὐλόγησες τό Μωϋσῆ καί τή Σεπφόρα. Εὐλόγησέ τους, Κύριε, ὁ Θεός μας, ὅπως εὐλόγησες τόν Ἰωακείμ καί τήν Ἄννα. Εὐλόγησέ τους, Κύριε, ὁ Θεός μας, ὅπως εὐλόγησες τό Ζαχαρία καί τήν Ἐλισάβετ24. Διαφύλαξέ τους, Κύριε, ὁ Θεός μας, ὅπως διαφύλαξες τό Νῶε μέσα στήν Κιβωτό. Διαφύλαξέ τους, Κύριε, ὁ θεός μας, ὅπως διαφύλαξες τόν Ἰωνᾶ μέσα στήν κοιλιὰ τοῦ θαλάσσιου κήτους (ὑπερμεγέθους ψαριοῦ). Διαφύλαξέ τους, Κύριε, ὁ Θεός μας, ὅπως διαφύλαξες τούς ἅγιους τρεῖς Παῖδες (νεανίες) ἀπό τή φωτιὰ τοῦ καμινιοῦ στέλνοντας σ᾿ αὐτούς δροσιά ἀπό τόν οὐρανό· καί ἄς νιώσουν αὐτοί (οἱ νεόνυμφοι) τή χαρά ἐκείνη πού ἔνιωσε ἡ μακαρία Ἑλένη, ὅταν βρῆκε τόν τίμιο Σταυρό. Θυμήσου, Κύριε, ὁ Θεός μας, τούς νεονύμφους, ὅπως θυμήθηκες καί δέν ἐγκατέλειψες στίς δύσκολες στιγμές τόν Ἐνώχ, τό Σήμ, τόν Ἠλία. Θυμήσου, Κύριε ὁ Θεός μας, αὐτούς, ὅπως θυμήθηκες καί δέν ξέχασες κατά τήν ὥρα τοῦ μαρτυρίου τούς ἁγίους σου Σαράντα Μάρτυρες, στέλνοντας σ᾿ αὐτούς ἀπό τόν οὐρανό τά στεφάνια τῆς νίκης25. Θυμήσου, Κύριε ὁ Θεός μας, καί τούς γονεῖς τῶν νεονύμφων πού τούς ἀνάθρεψαν· γιατὶ οἱ εὐχὲς τῶν γονιῶν στηρίζουν τὰ θεμέλια τοῦ σπιτικοῦ τῶν νεονύμφων26. Θυμήσου, Κύριε ὁ Θεός μας, τούς δούλους σου πού ἀνταλλάζουν τά στεφάνια (τούς κουμπάρους), τούς δούλους σου πού συναθροίστηκαν (συγκεντρώθηκαν) σ᾿ αὐτήν ἐδῶ τή χαρά τοῦ γάμου. Θυμήσου, Κύριε ὁ Θεός μας, τό δοῦλο σου (τάδε) καί τή δούλη σου (τάδε) καί εὐλόγησέ τους. Κάμε τους νά καρποφορήσουν (χάρισέ τους καρποφορία), νά ἀποκτήσουν καλά καί ὡραῖα τέκνα, νά ἔχουν ὁμόνοια ψυχῶν καί σωμάτων (νά εἶναι μιά ψυχή καί ἕνα σῶμα). Ὕψωσέ τους σάν τίς κέδρους τοῦ Λιβάνου27 καί σάν ἀμπέλι μέ ὡραῖα κλήματα. Δώρησέ τους ἄφθονα ὑλικά ἀγαθά, γιά νά μποροῦν ἔτσι, ἔχοντας οἱ ἴδιοι κάθε αὐτάρκεια (ἐπαρκώντας στίς δικές τους ἀνάγκες), νά προκόβουν σέ κάθε καλό ἔργο καί εὐχάριστο (ἀρεστό) σ᾿ Ἐσένα28, καί ἀξίωσέ τους νά ἰδοῦν παιδιά τῶν παιδιῶν τους σάν νεόφυτα λιόδεντρα γύρω στό τραπέζι τους· καί ἀφοῦ γίνουν, μέ τόν τρόπο τῆς ζωῆς τους, εὐάρεστοι (ἀρεστοί) ἐνώπιόν σου, κάμε τους νά λάμψουν σάν φωστῆρες (πηγές φωτός, λαμπτῆρες) στόν οὐρανό, κοντά σ᾿ Ἐσένα πού εἶσαι ὁ Κύριός μας· στόν ὁποῖο ἀνήκει κάθε δόξα, δύναμη, τιμή καί προσκύνηση, τώρα καί πάντοτε καί στούς ἀτέλειωτους αἰῶνες. Unastahili baraka, Bwana Mungu wetu, Wewe ambaye kwa njia ya kimungu na takatifu uliifanya (iliyofanya) ndoa yako ya siri na safi (safi) na Kanisa19 na ndoa ya kimwili (ya kimwili) iliyohalalishwa, Wewe uliye mlinzi wa usafi na usafi. msimamizi mwema (mfadhili) wa mali;</text:p>
      <text:p text:style-name="P1">na sasa, Despot, Wewe mwenyewe uliyemuumba mwanadamu hapo awali na kumfanya mtawala wa uumbaji na ukasema;</text:p>
      <text:p text:style-name="P1">"Si vyema mtu awe peke yake duniani; na tumuumbe msaidizi kama yeye kwa ajili ya wema wake." Adamu akasema: “Kiumbe hiki ninachokiona sasa ni sehemu ya mifupa yangu (mfupa wa mifupa yangu) na nyama ya nyama yangu; kwa sababu hiyo mwanamume atamwacha baba yake na mama yake naye ataambatana na mkewe na hao wawili watakuwa mwili mmoja (watakuwa wameunganishwa kimwili)”21; na “wale ambao Mungu amewaunganisha kwa kifungo cha ndoa, kwamba mwanamume (hakuna mwanaume) hapaswi kuwatenganisha"22;</text:p>
      <text:p text:style-name="P1">Wewe mwenyewe na sasa (wakati huu), Bwana Mtawala, Mungu wetu, tuma kutoka juu neema yako ya mbinguni kwa hawa watumishi wako (hivyo-na-hivyo) na (hivyo-na-fulani);</text:p>
      <text:p text:style-name="P1">na umjalie (mfanye) huyu mjakazi wako anyenyekee kwa kila kitu kwa mume wake na kwamba mtumishi wako huyu awe kichwa cha mke wake23, ili wapate kuishi kulingana na mapenzi yako. Wabariki, ee Mwenyezi-Mungu, Mungu wetu, kama vile ulivyombariki Abrahamu na Sara. Wabariki, ee Mwenyezi-Mungu, Mungu wetu, kama ulivyombariki Isaka na Rebeka. Wabariki, ee Mwenyezi-Mungu, Mungu wetu, kama ulivyombariki Yakobo na wazee wote wa ukoo. Wabariki, ee Mwenyezi-Mungu, Mungu wetu, kama vile ulivyombariki Yusufu na Asinethi. Wabariki, ee Mwenyezi-Mungu, Mungu wetu, kama ulivyowabariki Mose na Sefira. Wabariki, ee Mwenyezi-Mungu, Mungu wetu, kama ulivyowabariki Yoakimu na Ana.</text:p>
      <text:p text:style-name="P1">Uwabariki, Bwana Mungu wetu, kama ulivyowabariki Zakaria na Elizabeti24.</text:p>
      <text:p text:style-name="P1">Uwalinde, ee Mwenyezi-Mungu, Mungu wetu, kama ulivyomlinda Nuhu kwenye safina. Uwalinde, ee Mwenyezi-Mungu, Mungu wetu, kama ulivyomlinda Yona kwenye tumbo la nyangumi (samaki wa kupindukia).</text:p>
      <text:p text:style-name="P1">Uwalinde, Bwana, Mungu wetu, kama ulivyowalinda watoto watakatifu watatu (wanawake vijana) kutoka kwa moto wa mahali pa moto kwa kuwapelekea umande kutoka mbinguni; na waache (waliooa hivi karibuni) wasikie furaha ambayo Helen aliyebarikiwa alihisi wakati yeye. kupatikana Msalaba mwaminifu. Kumbuka, Bwana, Mungu wetu, wale waliooa hivi karibuni, kama ulivyokumbuka na hukuwaacha Henoko, Shemu, Eliya katika nyakati ngumu.</text:p>
      <text:p text:style-name="P1">Wakumbuke, ee Mwenyezi-Mungu, Mungu wetu, kama vile ulivyowakumbuka na hukuwasahau wakati wa kuuawa Mashahidi wako watakatifu Arobaini, na kuwapelekea kutoka mbinguni shada la ushindi25.</text:p>
      <text:p text:style-name="P1">Kumbuka, Bwana Mungu wetu, pia wazazi wa wale walioolewa hivi karibuni waliowalea, kwa sababu matakwa ya wazazi yanategemeza misingi ya nyumba ya waliooa hivi karibuni26. Kumbuka, Bwana Mungu wetu, watumishi wako wanaobadilishana shada (wanaume bora), watumishi wako waliokusanya (waliokusanyika) hapa furaha ya ndoa. Kumbuka, Bwana Mungu wetu, mtumishi wako (fulani-fulani) na mjakazi wako (fulani-fulani) na uwabariki. Wazae matunda (wawape matunda), wapate watoto wazuri na wazuri, wawe na umoja wa roho na mwili (kuwa roho moja na mwili mmoja). Wakuze kama mierezi ya Lebanoni27 na kama mzabibu wenye mizabibu mizuri.</text:p>
      <text:p text:style-name="P1">Uwape wingi wa mali, ili waweze hivyo, wakiwa na utoshelevu wao wenyewe (kutosheleza mahitaji yao wenyewe), kushiriki katika kila kazi njema na ya kupendeza (ya kukupendeza)28, na kuwadai kuwaona watoto wa watoto wao kama simba wachanga. miti inayoizunguka meza yao; na wakisha kuwa katika njia ya maisha yao, yenye kupendeza mbele yako, na iangaze kama taa za angani, karibu nawe uliye Mola wetu Mlezi. utukufu wote, nguvu, heshima na ibada, sasa na siku zote na hata milele.</text:p>
      <text:p text:style-name="P1">Unastahili baraka, Bwana Mungu wetu, Wewe ambaye kwa njia ya kimungu na takatifu ulifunga ndoa yako ya siri na safi (safi) na Kanisa19 na ndoa ya kimwili (ya kimwili) iliyohalalishwa, Wewe uliye mlinzi wa usafi na usafi. msimamizi mwema (mtoaji) wa vitu vya kimwili, na sasa, Despot, Wewe mwenyewe uliyemuumba mwanadamu hapo awali na kumfanya (kumfanya) kuwa mkuu wa uumbaji na kusema;</text:p>
      <text:p text:style-name="P1">"Si vyema mtu awe peke yake duniani; na tumuumbe msaidizi kama yeye kwa ajili ya wema wake." Adamu akasema: “Kiumbe hiki ninachokiona sasa ni sehemu ya mifupa yangu (mfupa wa mifupa yangu) na nyama ya nyama yangu; kwa sababu hiyo mwanamume atamwacha baba yake na mama yake naye ataambatana (ataambatana) na mkewe na hao wawili watakuwa mwili mmoja (wataungana kimwili)"21;</text:p>
      <text:p text:style-name="P1">na "Wale ambao Mungu amewaunganisha pamoja katika kifungo cha ndoa, mwanamume (mtu yeyote) asiwatenganishe"22; Wewe ndiwe yule yule hata sasa (wakati huu), Mtawala, Mungu wetu, uwatume kutoka juu ya mbinguni. neema kwa hawa watumishi wako (hivi na fulani) na (fulani) na umpe (mfanye) huyu mtumwa wako awe chini ya kila kitu kwa mumewe, na mtumishi wako huyu. atakuwa kichwa cha mke wa 23, ili wapate kuishi kulingana na mapenzi yako. Wabariki, ee Mwenyezi-Mungu, Mungu wetu, kama vile ulivyombariki Abrahamu na Sara. Wabariki, ee Mwenyezi-Mungu, Mungu wetu, kama ulivyombariki Isaka na Rebeka. Wabariki, ee Mwenyezi-Mungu, Mungu wetu, kama ulivyombariki Yakobo na wazee wote wa ukoo. Wabariki, ee Mwenyezi-Mungu, Mungu wetu, kama vile ulivyombariki Yusufu na Asinethi. Wabariki, ee Mwenyezi-Mungu, Mungu wetu, kama ulivyowabariki Mose na Sefira.</text:p>
      <text:p text:style-name="P1">Wabariki, ee Mwenyezi-Mungu, Mungu wetu, kama ulivyowabariki Yoakimu na Ana. Uwabariki, Bwana Mungu wetu, kama ulivyowabariki Zakaria na Elizabeti24. Uwalinde, ee Mwenyezi-Mungu, Mungu wetu, kama ulivyomlinda Nuhu kwenye safina. Uwalinde, ee Mwenyezi-Mungu, Mungu wetu, kama ulivyomlinda Yona kwenye tumbo la nyangumi (samaki wa kupindukia). Uwalinde, ee Mwenyezi-Mungu, Mungu wetu, kama vile ulivyowalinda Watoto watatu (wanawake vijana) watakatifu na moto wa jiko kwa kuwapelekea umande kutoka mbinguni;</text:p>
      <text:p text:style-name="P1">na waache (waliooana hivi karibuni) wahisi furaha ambayo Helene aliihisi alipopata Msalaba mwaminifu. Kumbuka, Bwana, Mungu wetu, wale waliooa hivi karibuni, kama ulivyokumbuka na hukuwaacha Henoko, Shemu, Eliya katika nyakati ngumu. Wakumbuke, ee Mwenyezi-Mungu, Mungu wetu, kama vile ulivyowakumbuka na hukuwasahau wakati wa kuuawa Mashahidi wako watakatifu Arobaini, na kuwapelekea kutoka mbinguni shada la ushindi25.</text:p>
      <text:p text:style-name="P1">Kumbuka, Bwana Mungu wetu, pia wazazi wa wale walioolewa hivi karibuni waliowalea, kwa sababu matakwa ya wazazi yanategemeza misingi ya nyumba ya waliooa hivi karibuni26. Kumbuka, Bwana Mungu wetu, watumishi wako wanaobadilishana shada (wanaume bora), watumishi wako waliokusanya (waliokusanyika) hapa furaha ya ndoa. Kumbuka, Bwana Mungu wetu, mtumishi wako (fulani-fulani) na mjakazi wako (fulani-fulani) na uwabariki.</text:p>
      <text:p text:style-name="P1">Wazae matunda (wawape matunda), wapate watoto wazuri na wazuri, wawe na umoja wa roho na mwili (kuwa roho moja na mwili mmoja). Wakuze kama mierezi ya Lebanoni27 na kama mzabibu wenye mizabibu mizuri.</text:p>
      <text:p text:style-name="P1">Wapeni wingi wa mali, wapate hivyo, wakiwa na riziki zote (kutosheleza mahitaji yao wenyewe), washiriki katika kila kazi njema na ya kupendeza (ya kupendeza).</text:p>
      <text:p text:style-name="P1">28 Na uwajalie kuwaona watoto wa watoto wao kama simba wachanga kuzunguka meza yao; na wakisha kuwa katika mwenendo wao wa kuwapendeza mbele yako, wafanye wang'ae kama vile vitoto vyao. anga,</text:p>
      <text:p text:style-name="P1">karibu na Wewe uliye Bwana wetu; ambaye utukufu wote, nguvu, heshima na ibada ni zake, sasa na siku zote na hata milele.</text:p>
      <text:p text:style-name="P1"/>
      <text:p text:style-name="P1"><text:s text:c="4015"/></text:p>
      <text:p text:style-name="P1"/>
      <text:p text:style-name="P2"><text:s text:c="4014"/><text:span text:style-name="T1">Ὁ χορός·</text:span> Ἀμήν. <text:s/><text:span text:style-name="T1">Ngoma;</text:span> Amina.</text:p>
      <text:p text:style-name="P2"><text:s text:c="4037"/><text:span text:style-name="T1">Ὁ Διάκονος Shemasi</text:span></text:p>
      <text:p text:style-name="P2">Ἄς παρακαλέσουμε τόν Κύριο. <text:s text:c="4033"/>Tumsihi Bwana. <text:s text:c="4007"/></text:p>
      <text:p text:style-name="P4"/>
      <text:p text:style-name="P2"><text:span text:style-name="T1">Ὁ χορός·</text:span> Κύριε, κάμε τό ἔλεός σου. <text:s/><text:span text:style-name="T1">Ngoma:</text:span> Bwana, utuhurumie. <text:s text:c="4000"/></text:p>
      <text:p text:style-name="P1"/>
      <text:p text:style-name="P6">Καί πάλι ὁ Ἱερέας λέγει μεγαλοφώνως τήν Εὐχή. <text:s/>Tena Kuhani anasema Sala kwa sauti. <text:s text:c="3989"/></text:p>
      <text:p text:style-name="P1"><text:s text:c="4037"/></text:p>
      <text:p text:style-name="P1">Ὁ Θεός ὁ ἅγιος, Σύ πού ἔπλασες ἀπό χῶμα τόν ἄνθρωπο (Ἀδάμ) καί δημιούργησες ἀπό τήν πλευρά του γυναίκα (τήν Εὔα) καί τή συνέδεσες μ᾿ αὐτόν ὡς βοηθό του ὅμοια μ᾿ αὐτόν, ἐπειδή ἔτσι ἄρεσε στή δική σου μεγαλειότητα, νά μήν εἶναι δηλαδή μόνος του ὁ ἄνθρωπος ἐπάνω στή γῆ29. Σύ ὁ ἴδιος καί τώρα, Δέσποτα, ἅπλωσε τό χέρι σου ἀπό τό ἅγιο κατοικητήριό σου30 καί σύνδεσε* τό δοῦλο σου (τάδε) καί τή δούλη σου (τάδε), διότι Ἐσύ εἶσαι ἐκεῖνος πού ἑνώνεις τή γυναίκα μέ τόν ἄνδρα31. Σύζευξέ τους μέ ὁμόνοια· στεφάνωσέ τους μὲ ἀγάπη· ἕνωσέ τους ὥστε νά ἀποτελέσουν μιά σάρκα (ἕνα σῶμα)· χάρισέ τους γονιμότητα καί καρποφορία, (δῶσε τους) νά ἀπολαύσουν καλά καί πολλά τέκνα. Διότι δική σου εἶναι ἡ δύναμη καί δική σου εἶναι ἡ βασιλεία καί ἡ ἰσχύς (ἐξουσία) καί ἡ δόξα, τοῦ Πατέρα καὶ τοῦ Υἱοῦ καὶ τοῦ Ἁγίου Πνεύματος, τώρα καί πάντοτε καί στούς ἀτελεύτητους αἰῶνες. <text:s text:c="3185"/></text:p>
      <text:p text:style-name="P1"><text:s text:c="4037"/>Mungu Mtakatifu, Wewe uliyemuumba mwanadamu (Adamu) kwa udongo na ukaumba kutoka ubavuni mwake mwanamke (Hawa) na ukamunganisha naye kama msaidizi wake kama yeye, kwa sababu ilikupendeza utukufu wako kwamba yaani, mwanadamu yuko peke yake duniani29. Wewe mwenyewe hata sasa, Despot, nyosha mkono wako kutoka katika makao yako matakatifu30 na kumfunga* mtumishi wako wa kiume (fulani-fulani) na mjakazi wako (hivi na fulani), kwa sababu Wewe ndiye unayemunganisha mwanamke kwa mwanamume31 . Uwaunganishe pamoja katika umoja; wavike taji ya upendo; uwaunganishe ili wawe mwili mmoja (mwili mmoja); uwape uwezo wa kuzaa na kuzaa, (wape) wafurahie watoto wengi. Kwa maana uweza ni wako na ufalme ni wako na uweza (mamlaka) na utukufu wa Baba na wa Mwana na wa Roho Mtakatifu, sasa na siku zote na hata milele na milele.</text:p>
      <text:p text:style-name="P1"><text:s text:c="4023"/></text:p>
      <text:p text:style-name="P2"><text:s text:c="4037"/><text:span text:style-name="T1">Ὁ χορός·</text:span> Ἀμήν. <text:span text:style-name="T1">Ngoma;</text:span> Amina.</text:p>
      <text:p text:style-name="P1">---------------------------- <text:s text:c="4008"/></text:p>
      <text:p text:style-name="P1"><text:s text:c="4037"/>----------------------------</text:p>
      <text:p text:style-name="P4">* Τή στιγμή πού ὁ Ἱερέας λέγει τοῦτο ἑνώνει (ἐφάπτει) τά δεξιά χέρια αὐτῶν πού νυμφεύονται. <text:s text:c="3945"/></text:p>
      <text:p text:style-name="P4"><text:s text:c="4037"/>* Wakati Kuhani anasema hivi, anaunganisha (anagusa) mikono ya kuume ya wale wanaooa.</text:p>
      <text:p text:style-name="P1">---------------------------- <text:s text:c="4008"/></text:p>
      <text:p text:style-name="P1"><text:s text:c="4037"/>----------------------------</text:p>
      <text:p text:style-name="P4">Καί ἀφοῦ λάβει ὁ Ἱερέας τά Στέφανα, στεφανώνει πρῶτα τό Νυμφίο (γαμπρό) λέγοντας· <text:s text:c="3955"/></text:p>
      <text:p text:style-name="P4"><text:s/>Na baada ya Kuhani kupokea Taji, kwanza anamvika Bwana Arusi akisema;</text:p>
      <text:p text:style-name="P1"/>
      <text:p text:style-name="P1">Στεφανώνεται ὁ δοῦλος τοῦ Θεοῦ (τάδε) τή δούλη τοῦ Θεοῦ (τάδε), στό ὄνομα τοῦ Πατέρα, καὶ τοῦ Υἱοῦ, καὶ τοῦ Ἁγίου Πνεύματος. Ἀμήν. <text:s text:c="3906"/></text:p>
      <text:p text:style-name="P1"><text:s/>Mtumishi wa Mungu (hivyo na hivyo) amevikwa taji mtumishi wa Mungu (hivyo na hivyo), kwa jina la Baba, na la Mwana, na la Roho Mtakatifu. Amina.</text:p>
      <text:p text:style-name="P1"/>
      <text:p text:style-name="P4">Καί αὐτό τό λέγει τρεῖς φορές κάνοντας μέ τά στέφανα σχῆμα Σταυροῦ. <text:s text:c="3969"/></text:p>
      <text:p text:style-name="P4"><text:s/>Na anasema hivi mara tatu, akifanya sura ya msalaba na taji zake.</text:p>
      <text:p text:style-name="P1"/>
      <text:p text:style-name="P4">Ἔπειτα στεφανώνει καί τή Νύμφη (νύφη) λέγοντας· <text:s text:c="3989"/></text:p>
      <text:p text:style-name="P4"><text:s/>Kisha pia anamtawaza Nymph (bibi-arusi) akisema;</text:p>
      <text:p text:style-name="P4"/>
      <text:p text:style-name="P1">Στεφανώνεται, ἡ δούλη τοῦ Θεοῦ (τάδε) τό δοῦλο τοῦ Θεοῦ (τάδε), στό ὄνομα τοῦ Πατέρα, καὶ τοῦ Υἱοῦ, καὶ τοῦ Ἁγίου Πνεύματος. Ἀμήν. <text:s text:c="3906"/></text:p>
      <text:p text:style-name="P1"><text:s/>Mtumishi wa Mungu (hivyo na hivyo) amevikwa taji, mtumishi wa Mungu (hivyo na hivyo), kwa jina la Baba, na la Mwana, na la Roho Mtakatifu. Amina.</text:p>
      <text:p text:style-name="P1"/>
      <text:p text:style-name="P4">Καί τοῦτο τρεῖς φορές, κατά τόν ἴδιο τρόπο. <text:s text:c="3993"/></text:p>
      <text:p text:style-name="P4"><text:s/>Na hii mara tatu, kwa njia ile ile.</text:p>
      <text:p text:style-name="P1"/>
      <text:p text:style-name="P4">Ἔπειτα θέτει τά Στέφανα ἐπάνω στά κεφάλια τοῦ ζεύγους τῶν νεονύμφων32 ψάλλοντας τρεῖς φορές. <text:s text:c="3944"/></text:p>
      <text:p text:style-name="P4"><text:s/>Kisha anaweka shada la maua juu ya vichwa vya wale waliooana hivi karibuni32 wakiimba mara tatu.</text:p>
      <text:p text:style-name="P1"/>
      <text:p text:style-name="P1">Κύριε ὁ Θεός μας, μέ δόξα καί τιμή στεφάνωσε τούς νεονύμφους33. <text:s text:c="3973"/></text:p>
      <text:p text:style-name="P1"><text:s/>Bwana, Mungu wetu, uwavike walioolewa hivi karibuni utukufu na heshima33.</text:p>
      <text:p text:style-name="P1"/>
      <text:p text:style-name="P1"><text:span text:style-name="T1">Ὁ διάκονος·</text:span> Ἄς προσέξουμε. <text:s text:c="4010"/></text:p>
      <text:p text:style-name="P1"><text:s/><text:span text:style-name="T1">Shemasi:</text:span> Hebu tuwe waangalifu.</text:p>
      <text:p text:style-name="P1"/>
      <text:p text:style-name="P1"><text:span text:style-name="T1">Ὁ Ἀναγνώστης </text:span><text:s text:c="4024"/></text:p>
      <text:p text:style-name="P1">Προκείμενο, Ἦχος πλάγιος τοῦ τετάρτου* <text:s text:c="3998"/><text:span text:style-name="T1">Msomaji</text:span></text:p>
      <text:p text:style-name="P1"><text:s/>Mada, italiki za robo*</text:p>
      <text:p text:style-name="P1"/>
      <text:p text:style-name="P1">Ἔθεσες ἐπάνω στά κεφάλια αὐτῶν στεφάνια ἀπό πολύτιμους λίθους. <text:s text:c="3974"/></text:p>
      <text:p text:style-name="P1"><text:s/>Ukaweka taji za mawe ya thamani juu ya vichwa vyao.</text:p>
      <text:p text:style-name="P1"/>
      <text:p text:style-name="P1">Στίχ. Ζωή σοῦ ζήτησαν, καί τούς ἔδωσες μακροβιότητα. <text:s text:c="3982"/></text:p>
      <text:p text:style-name="P1"><text:s/>mstari Walikuomba uzima, ukawapa maisha marefu.</text:p>
      <text:p text:style-name="P1"/>
      <text:p text:style-name="P1">---------------------------- <text:s text:c="4008"/></text:p>
      <text:p text:style-name="P1"><text:s text:c="4037"/>----------------------------</text:p>
      <text:p text:style-name="P4">* Εἶναι αὐτονόητο ὅτι ἡ ἔνδειξη τοῦ ἤχου, ὅπου σημειώνεται, ἀφορᾶ ἀποκλειστικά στό πρωτότυπο τοῦ κειμένου καί ὄχι στή μετάφρασή του. (Σ.Μ.). <text:s text:c="3896"/></text:p>
      <text:p text:style-name="P4"><text:s/>* Ni dhahiri kwamba dalili ya sauti, inapotajwa, inarejelea pekee maandishi asilia na si tafsiri yake. (S.M.).</text:p>
      <text:p text:style-name="P4"/>
      <text:p text:style-name="P1">---------------------------- <text:s text:c="4008"/></text:p>
      <text:p text:style-name="P4">Ὁ διάκονος· <text:s text:c="4025"/></text:p>
      <text:p text:style-name="P4"><text:s/>Shemasi;</text:p>
      <text:p text:style-name="P1"/>
      <text:p text:style-name="P1">Σοφία εἶναι αὐτό πού θά ἀκουστεῖ στή συνέχεια. <text:s text:c="3990"/></text:p>
      <text:p text:style-name="P1"/>
      <text:p text:style-name="P1"><text:span text:style-name="T1"><text:s/></text:span><text:s text:c="4023"/>Hekima ndiyo itasikika baadaye.</text:p>
      <text:p text:style-name="P2"><text:s text:c="4037"/><text:span text:style-name="T1">Ὁ Ἀναγνώστης Msomaji</text:span></text:p>
      <text:p text:style-name="P1">Τό Ἀνάγνωσμα πού θά ἀκουστεῖ εἶναι ἀπό τήν Ἐπιστολή τοῦ Παύλου πρός Ἐφεσίους (κατοίκους τῆς Ἐφέσου τῆς Μικρᾶς Ἀσίας) <text:s text:c="3920"/></text:p>
      <text:p text:style-name="P1">(Κεφ. ε´, στίχοι 20-33). <text:s text:c="4012"/>Somo litakalosikika ni kutoka kwa Waraka wa Paulo kwa Waefeso (wakazi wa Efeso huko Asia Ndogo)</text:p>
      <text:p text:style-name="P1"><text:s/>(Ms. e′, mistari 20-33).</text:p>
      <text:p text:style-name="P1"/>
      <text:p text:style-name="P1"><text:span text:style-name="T1">Ὁ διάκονος·</text:span> Ἄς προσέξουμε. <text:s text:c="4010"/></text:p>
      <text:p text:style-name="P1"><text:s/><text:span text:style-name="T1">Shemasi:</text:span> Hebu tuwe waangalifu.</text:p>
      <text:p text:style-name="P2"><text:span text:style-name="T1"/></text:p>
      <text:p text:style-name="P2"><text:span text:style-name="T1">Ὁ Ἀναγνώστης </text:span><text:s/><text:span text:style-name="T1">Msomaji</text:span></text:p>
      <text:p text:style-name="P1"/>
      <text:p text:style-name="P1">Ἀδελφοί, νὰ εὐχαριστεῖτε πάντοτε γιὰ ὅλα τὸν Θεὸ καὶ Πατέρα στὸ ὄνομα τοῦ Κυρίου μας Ἰησοῦ Χριστοῦ καὶ νὰ ὑποτάσσεσθε ὁ ἕνας στὸν ἄλλο μὲ φόβο Χριστοῦ35. Οἱ γυναῖκες νὰ ὑποτάσσεσθε στούς ἄνδρες σας σὰν νὰ ὑποτάσσεσθε στὸν Κύριο, διότι ὁ ἄντρας εἶναι κεφαλὴ τῆς γυναίκας, ὅπως καὶ ὁ Χριστὸς εἶναι κεφαλὴ τῆς Ἐκκλησίας, καὶ αὐτός εἶναι σωτήρας τοῦ σώματος (τῆς Ἐκκλησίας). Ἀλλὰ ὅπως ἀκριβῶς ἡ Ἐκκλησία ὑποτάσσεται στὸν Χριστό, ἔτσι καὶ οἱ γυναῖκες νὰ ὑποτάσσονται στοὺς ἄντρες τους σὲ καθετί36. Οἱ ἄντρες νὰ ἀγαπᾶτε τίς γυναῖκες σας, ὅπως καὶ ὁ Χριστὸς ἀγάπησε τήν Ἐκκλησία καὶ θυσιάστηκε γι᾿ αὐτή, γιὰ νὰ τὴν ἁγιάσει, ἀφοῦ τὴν καθαρίσει μὲ τὸ ἅγιο βάπτισμα μὲ τὸν λόγο τῆς ἐπικλήσεως ποὺ τὸ συνοδεύει, καὶ στὴν συνέχεια νὰ τὴν στήσει στὸ πλευρό του σὰν νύμφη ἔνδοξη τὴν Ἐκκλησία, χωρὶς νὰ ἔχει στίγμα ἢ κηλίδα ἢ κάτι τέτοιο, ἀλλὰ νὰ εἶναι ἁγία καὶ ἄμεμπτη. Ἔτσι ὀφείλουν οἱ ἄντρες νὰ ἀγαποῦν τίς γυναῖκες τους, ὅπως τὰ ἴδια τους τὰ σώματα· ἐκεῖνος ποὺ ἀγαπᾶ τὴν γυναίκα του τὸν ἑαυτό του ἀγαπᾶ· γιατὶ κανεὶς ποτὲ δὲν ἐμίσησε τὴν σάρκα του, ἀλλὰ τὴν τρέφει καὶ τήν περιθάλπει, ὅπως καὶ ὁ Κύριος τὴν Ἐκκλησία· γιατὶ εἴμαστε ἐμεῖς οἱ ἄνθρωποι, ποὺ ἀποτελοῦμε τήν Ἐκκλησία, μέλη ἀπὸ τὸ σῶμα του, ἀπὸ τὴν σάρκα του καὶ ἀπὸ τὰ ὀστά του· γι᾿ αὐτὸ τὸν λόγο θὰ ἐγκαταλείψει ὁ ἄνθρωπος τὸν πατέρα του καὶ τὴν μητέρα του καὶ θὰ προσκολληθεῖ στὴν γυναίκα του καὶ θὰ γίνουν οἱ δυό τους μιὰ σάρκα (θὰ εἶναι ἕνα σῶμα). Τὸ μυστήριο τοῦτο εἶναι μεγάλης σημασίας καὶ ἐγὼ τὸ παρομοιάζω (παραλληλίζω) μὲ τὸν δεσμὸ πού ἔχει ὁ Χριστός μὲ τὴν Ἐκκλησία. Ἀνεξάρτητα ὅμως ἀπὸ αὐτὸ καὶ ἐσεῖς ποὺ εἶστε νυμφευμένοι, ὁ καθένας χωριστὰ ἂς ἀγαπᾶ τὴν γυναίκα του ἔτσι ὅπως ἀγαπάει τόν ἑαυτό του, καὶ ἡ γυναίκα νὰ σέβεται τόν ἄντρα της 37. <text:s text:c="2331"/></text:p>
      <text:p text:style-name="P1"><text:s/>Ndugu, mshukuruni Mungu Baba sikuzote kwa mambo yote katika jina la Bwana wetu Yesu Kristo na kunyenyekeana kwa kumcha Kristo35. Enyi wanawake, watiini waume zenu kama mnavyomtii Bwana, kwa maana mwanamume ndiye kichwa cha mwanamke, kama Kristo naye ni kichwa cha Kanisa, naye ni mwokozi wa mwili (wa Kanisa). Lakini kama vile Kanisa linavyomtii Kristo, vivyo hivyo wanawake wanapaswa kuwatii waume zao katika kila jambo36. Enyi waume, wapendeni wake zenu, kama Kristo naye alivyolipenda Kanisa, akajitoa nafsi yake kwa ajili yake, ili alitakase, akiisha kulisafisha kwa ubatizo mtakatifu kwa neno la ombi lililoambatana nalo, kisha kumweka kando yake. kama nyasi wa utukufu wa Kanisa, bila kuwa na doa au doa au kitu chochote kama hicho, bali liwe takatifu na lisilo na lawama. Vivyo hivyo imewapasa waume kuwapenda wake zao kama miili yao wenyewe; yeye ampendaye mkewe anajipenda mwenyewe; kwa maana hakuna mtu anayeuchukia mwili wake po pote, bali huulisha na kuutunza; kama vile Bwana anavyolitendea kanisa kwa ajili yetu sisi Kanisa ni viungo vya mwili wake, nyama yake na mifupa yake; kwa sababu hiyo mwanamume atamwacha baba yake na mama yake, ataambatana na mkewe na hao wawili watakuwa mwili mmoja. ) Siri hii ina umuhimu mkubwa na ninaifananisha na kifungo alichonacho Kristo na Kanisa. Ijapokuwa hivyo, ninyi mlioolewa, kila mmoja wenu ampende mkewe kama nafsi yake mwenyewe, na mke amheshimu mumewe 37.</text:p>
      <text:p text:style-name="P2"/>
      <text:p text:style-name="P2"><text:s/><text:span text:style-name="T1">Ὁ Ἱερέας Kuhani</text:span></text:p>
      <text:p text:style-name="P1"/>
      <text:p text:style-name="P1">Εἰρήνη καί ψυχική γαλήνη ἄς ἔλθει σ᾿ ἐσένα πού ἀνέγνωσες τό ἀποστολικό ἀνάγνωσμα. <text:s text:c="3955"/></text:p>
      <text:p text:style-name="P1"><text:s text:c="4030"/>Amani na amani ya moyo ikujie wewe unayesoma somo la kitume.</text:p>
      <text:p text:style-name="P2"><text:s text:c="4013"/></text:p>
      <text:p text:style-name="P2"/>
      <text:p text:style-name="P6">Ὁ Χορός Ngoma</text:p>
      <text:p text:style-name="P2"><text:s/>Ἦχος πλάγιος τοῦ πρώτου. Italiki za kwanza.</text:p>
      <text:p text:style-name="P1"/>
      <text:p text:style-name="P1">Ἀλληλούϊα, ἀλληλούϊα, ἀλληλούϊα38. <text:s text:c="4002"/></text:p>
      <text:p text:style-name="P1"><text:s/>Haleluya, haleluya, haleluya38.</text:p>
      <text:p text:style-name="P1"/>
      <text:p text:style-name="P2">Στίχ. Σύ, Κύριε, ἄς μᾶς φυλάξεις ἀπό κάθε κακό καί ἄς μᾶς διατηρήσεις σώους καί ἀβλαβεῖς. mstari Wewe, Bwana, utulinde na mabaya yote na utulinde na tusidhurike <text:s text:c="3944"/></text:p>
      <text:p text:style-name="P1"/>
      <text:p text:style-name="P4">Ὁ Διάκονος <text:s text:c="4022"/></text:p>
      <text:p text:style-name="P4"><text:s/>Shemasi</text:p>
      <text:p text:style-name="P1"/>
      <text:p text:style-name="P1">Σοφία περικλείει τό ἀνάγνωσμα πού θά ἀκούσουμε· ἄς σηκωθοῦμε ὄρθιοι· ἄς ἀκούσουμε τό ἅγιο Εὐαγγέλιο. <text:s text:c="3936"/></text:p>
      <text:p text:style-name="P1"><text:s/>Hekima ni pamoja na kusoma tutasikia; tusimame, tusikie Injili Takatifu.</text:p>
      <text:p text:style-name="P1"/>
      <text:p text:style-name="P1"><text:span text:style-name="T1">Ὁ Ἱερέας</text:span>· Εἰρήνη καί ψυχική γαλήνη ἄς ἔλθει σέ ὅλους. <text:s text:c="3983"/></text:p>
      <text:p text:style-name="P1"><text:s/><text:span text:style-name="T1">Padre</text:span>: Amani na amani ya akili huja kwa kila mtu.</text:p>
      <text:p text:style-name="P1"/>
      <text:p text:style-name="P1"><text:span text:style-name="T1">Ὁ χορός·</text:span> Καί στή δική σου ψυχή ὅμοια ἄς ἔλθει εἰρήνη. <text:s text:c="3983"/></text:p>
      <text:p text:style-name="P1"><text:s text:c="4029"/><text:span text:style-name="T1">Ngoma:</text:span> Na amani ije nafsini mwako pia.</text:p>
      <text:p text:style-name="P2"><text:s text:c="4037"/></text:p>
      <text:p text:style-name="P2"/>
      <text:p text:style-name="P6">Ὁ Ἱερέας Kuhani</text:p>
      <text:p text:style-name="P1"/>
      <text:p text:style-name="P1">Τό ἀνάγνωσμα πού θά ἀκουστεῖ εἶναι ἀπό τό ἅγιο Εὐαγγέλιο πού ἔγραψε με θεία φώτιση ὁ Ἰωάννης. <text:s text:c="3943"/></text:p>
      <text:p text:style-name="P1">(Κεφ. β´, στίχ. 1-11) <text:s text:c="4015"/>Usomaji utakaosikia ni wa Injili Takatifu ambayo Yohana aliandika kwa nuru ya kimungu.</text:p>
      <text:p text:style-name="P1"><text:s/>(Ch. bʹ, mistari 1-11)</text:p>
      <text:p text:style-name="P1"/>
      <text:p text:style-name="P1"><text:span text:style-name="T1">Ὁ διάκονος·</text:span> Ἄς προσέξουμε τὰ θεῖα λόγια. <text:s text:c="3996"/></text:p>
      <text:p text:style-name="P1"><text:s text:c="4029"/><text:span text:style-name="T1">Shemasi:</text:span> Hebu tuzingatie maneno ya Mungu.</text:p>
      <text:p text:style-name="P2"><text:s text:c="4037"/></text:p>
      <text:p text:style-name="P2"/>
      <text:p text:style-name="P6">Ὁ Ἱερέας Kuhani</text:p>
      <text:p text:style-name="P1">Ἐ κεῖνο τόν καιρό γάμος ἔγινε στήν Κανά τῆς Γαλιλαίας40 καί ἦταν ἐκεῖ ἡ μητέρα τοῦ Ἰησοῦ· καί προσκλήθηκε στό γάμο καί ὁ Ἰησοῦς καί οἱ μαθητές του. Καί ἐπειδή παρατηρήθηκε ἔλλειψη κρασιοῦ, λέγει ἡ μητέρα τοῦ Ἰησοῦ πρός αὐτόν· Κρασί δέν ἔχουν. Λέγει σ᾿ αὐτήν ὁ Ἰησοῦς· Τί τό κοινό ὑπάρχει ἀνάμεσα σ᾿ ἐμένα καί σ᾿ ἐσένα, γυναίκα41; δέν ἔχει ἔλθει ἀκόμη ἡ ὥρα μου νά κάνω θαύματα. Λέγει ἡ μητέρα του στούς ὑπηρέτες· Ὅ,τι σᾶς πεῖ, κάμετέ το42. Καί ἦταν ἐκεῖ ἕξι πέτρινες στάμνες, τοποθετημένες γιά νά πλένονται καί καθαρίζονται οἱ Ἰουδαῖοι, κατά τό ἔθιμο, πρίν ἀπό τό φαγητό, καί χωροῦσε ἡ καθεμιά ἀπό αὐτές δυό ἤ τρεῖς μετρητές43. Λέγει σ᾿ αὐτούς ὁ Ἰησοῦς. Γεμίστε μέ νερό τίς στάμνες. Καί τίς γέμισαν μέ νερό μέχρι ἐπάνω. Καί λέγει μετά σ᾿ αὐτούς· Ἀντλῆστε (βγάλτε) τώρα ἀπό τίς στάμνες καί φέρτε στόν ἀρχιτρίκλινο44, τόν προϊστάμενο τοῦ συμποσίου. Καί ἐκεῖνοι ἔφεραν. Καί μόλις δοκίμασε ὁ ἀρχιτρίκλινος τό νερό πού εἶχε γίνει κρασί (καί δέν ἤξερε ἀπό ποῦ εἶναι· ἐνῶ οἱ ὑπηρέτες πού εἶχαν ἀντλήσει τό νερό τό ἤξεραν) φωνάζει τό γαμπρό ὁ ἀρχιτρίκλινος καί λέγει σ᾿ αὐτόν· Κάθε ἄνθρωπος πού ἔχει καλεσμένους, πρῶτα προσφέρει τό καλό κρασί, καί ὅταν ἔλθουν σέ εὐθυμία καί μεθύσουν, τότε παρουσιάζει καί προσφέρει τό κατώτερο· σύ ὅμως ἔχεις φυλάξει τό καλό κρασί μέχρι τώρα. Μ᾿ αὐτή τή θαυματουργική του ἐνέργεια στήν Κανά τῆς Γαλιλαίας ὁ Ἰησοῦς ἔκαμε τήν ἀρχὴ τῶν ἀποδεικτικῶν θαυμάτων του καί φανέρωσε τή δόξα του45, καί θεμελιώθηκε ἡ πίστη τῶν μαθητῶν του σ᾿ αὐτόν. <text:s text:c="2574"/></text:p>
      <text:p text:style-name="P1"><text:s/>Wakati huo kulikuwa na arusi huko Kana ya Galilaya40 na mama yake Yesu alikuwapo, naye Yesu na wanafunzi wake walikuwa wamealikwa kwenye arusi. Na kwa sababu divai ilipungua, mama yake Yesu akamwambia, Hawana divai. Yesu akamwambia, Tuna ushirika gani wewe na mimi, mwanamke41? wakati wangu bado haujafika wa kufanya miujiza. Mama yake akawaambia watumishi, Lo lote atakalowaambia, fanyeni42. Na hapo palikuwa na mitungi sita ya mawe, iliyowekwa kwa ajili ya Wayahudi ya kunawa na kujisafisha, kama ilivyokuwa desturi, kabla ya kula, na kila moja inaweza kubeba vipimo viwili au vitatu. Yesu anawaambia. Jaza mitungi na maji. Na wakajaza maji hadi juu. Na kisha akawaambia: Choteni (chukueni) sasa kutoka kwenye mitungi na mlete kwa architriklinus44, mkuu wa karamu. Na walileta. Na mara architriclinus alipoyaonja yale maji yaliyokuwa yamegeuka divai (wala hakujua ilikotoka, na watumishi walioyateka maji walijua hayo), architriclinus akamwita bwana arusi na kumwambia: Kila mtu aliye na wageni. , kwanza hutoa divai iliyo njema, na wakiisha kufurahi na kulewa, ndipo yeye hutoa na kutoa iliyo duni; lakini wewe umeiweka divai iliyo njema hata sasa. Kwa kitendo chake hiki cha muujiza huko Kana ya Galilaya, Yesu alifanya mwanzo wa miujiza yake ya maonyesho na kufunua utukufu wake45, na imani ya wanafunzi wake katika yeye ikawekwa msingi.</text:p>
      <text:p text:style-name="P1"/>
      <text:p text:style-name="P1"><text:span text:style-name="T1">Ὁ χορός·</text:span> Δόξα ἀναπέμπουμε, Κύριε σ᾿ Ἐσένα, δόξα γιά τά σοφά καί θεῖα λόγια τοῦ Εὐαγγελίου. <text:s text:c="3946"/></text:p>
      <text:p text:style-name="P1"><text:s/><text:span text:style-name="T1">Ngoma:</text:span> Utukufu kwako, Bwana, utukufu kwa maneno ya hekima na ya kimungu ya Injili.</text:p>
      <text:p text:style-name="P1"/>
      <text:p text:style-name="P4">Καί ἀμέσως, ὁ Διάκονος, τήν Ἐκτενή, τήν ἐκτεταμένη δηλαδή καί μεγάλη δέηση* . <text:s text:c="3959"/></text:p>
      <text:p text:style-name="P4"><text:s/>Na mara, Shemasi, aliyepanuliwa, yaani, sala iliyopanuliwa na kuu.</text:p>
      <text:p text:style-name="P1"/>
      <text:p text:style-name="P1">---------------------------- <text:s text:c="4008"/></text:p>
      <text:p text:style-name="P1"><text:s text:c="4037"/>----------------------------</text:p>
      <text:p text:style-name="P4">* Ἡ παρούσα Ἐκτενής περιλαμβάνει τέσσερις μόνο δεήσεις, ἀπό τίς ὁποῖες ἡ τελευταία εἶναι καθαρά περιστατική· λέγεται δηλ. εἰδικά γιά τούς νεονύμφους, οἱ ὁποῖοι γι᾿ αὐτό καί μνημονεύονται ὀνομαστικά, καί γι᾿ αὐτούς πού παρακολουθοῦν τό μυστήριο τοῦ γάμου. Μετά τή δοξολογική ἐπισφράγιση τῆς Ἐκτενοῦς καί τήν Εὐχή τοῦ Ἱερέα θά ἀκολουθήσουν ἑπτά ἀπό τίς συνήθεις αἰτήσεις τῆς Δεήσεως. (Σ.Μ.). <text:s text:c="3647"/></text:p>
      <text:p text:style-name="P4"><text:s text:c="4037"/>* Ektenis ya sasa inajumuisha sala nne tu, ambayo ya mwisho ni ya tukio tu; yaani, inasemwa mahsusi kwa wale waliooana hivi karibuni, ambao kwa hiyo wanaadhimishwa kwa majina, na kwa wale wanaohudhuria sakramenti ya ndoa. Baada ya kutiwa muhuri wa kidoxological wa Kiwango na Sala ya Kuhani, maombi saba ya kawaida ya Misa yatafuata. (S.M.).</text:p>
      <text:p text:style-name="P1">---------------------------- <text:s text:c="4008"/></text:p>
      <text:p text:style-name="P1"><text:s text:c="4037"/>----------------------------</text:p>
      <text:p text:style-name="P1">Ἄς ποῦμε ὅλοι μ᾿ ὅλη μας τήν ψυχή καί μ᾿ ὅλη μας τή διάνοια, ἄς ποῦμε τή δέηση πού ἀκολουθεῖ. <text:s text:c="3943"/></text:p>
      <text:p text:style-name="P1"><text:s/>Sote tuseme kwa roho zetu zote na kwa akili zetu zote, tuseme sala inayofuata.</text:p>
      <text:p text:style-name="P1"/>
      <text:p text:style-name="P1">Κύριε Παντοκράτορα, ὁ Θεός τῶν Πατέρων μας, σέ παρακαλοῦμε, εἰσάκουσέ μας καί ἐλέησέ μας. <text:s text:c="3947"/></text:p>
      <text:p text:style-name="P1"><text:s/>Bwana Mwenyezi, Mungu wa Baba zetu, tunakuomba, utusikie na utuhurumie.</text:p>
      <text:p text:style-name="P1"/>
      <text:p text:style-name="P1">Ἐλέησέ μας, Κύριε ὁ Θεός, κατά τό μέγα ἔλεός σου· σέ παρακαλοῦμε θερμά, ἄκουσέ μας ἀπό ψηλά καί χάρισέ μας τό ἔλεός σου. <text:s text:c="3916"/></text:p>
      <text:p text:style-name="P1"><text:s/>Utuhurumie, ee Mwenyezi-Mungu, kwa kadiri ya rehema zako nyingi, twakuomba, utusikie kutoka juu na utujalie rehema zako.</text:p>
      <text:p text:style-name="P1"/>
      <text:p text:style-name="P1">Ἀκόμη σέ παρακαλοῦμε νά χαρίσεις ἔλεος, ζωή, εἰρήνη, ὑγεία καί σωτηρία στούς δούλους σου (τάδε) καί (τάδε) καί γιά ὅσους εἶναι παρόντες σ᾿ αὐτόν ἐδῶ τό γάμο, σέ παρακαλοῦμε, πού προσμένουν νά λάβουν ἀπό σένα τό πλούσιο ἔλεος. <text:s text:c="3811"/></text:p>
      <text:p text:style-name="P1"><text:s/>Pia tunakuomba utujalie rehema, uzima, amani, afya na wokovu watumishi wako (fulani) na (fulani) na kwa wale waliopo kwenye harusi hii, tunakusihi, wanaosubiri. kupokea kutoka kwenu rehema nyingi.</text:p>
      <text:p text:style-name="P1"/>
      <text:p text:style-name="P2"><text:s/><text:span text:style-name="T1">Ὁ Ἱερέας, μέ δυνατή φωνή· <text:s/>Kuhani, kwa sauti kuu;</text:span></text:p>
      <text:p text:style-name="P1"/>
      <text:p text:style-name="P1">Διότι ἐσύ εἶσαι Θεός ἐλεήμονας καί φιλάνθρωπος καί σ᾿ ἐσένα ἀπό εὐγνωμοσύνη ἀναπέμπουμε τή δόξα, στόν Πατέρα καί τόν Υἱό καί τό Ἅγιο Πνεῦμα, τώρα καί πάντοτε καί στούς ἀτελεύτητους αἰῶνες. <text:s text:c="3848"/></text:p>
      <text:p text:style-name="P1"><text:s/>Kwa sababu wewe ni Mungu wa rehema na ufadhili na kwako kwa shukrani tunatoa utukufu kwa Baba na Mwana na Roho Mtakatifu, sasa na siku zote na milele na milele.</text:p>
      <text:p text:style-name="P1"/>
      <text:p text:style-name="P1"><text:span text:style-name="T1">Ὁ χορός·</text:span> Ἀμήν, ἀλήθεια. <text:s text:c="4013"/></text:p>
      <text:p text:style-name="P1"><text:s/><text:span text:style-name="T1">Ngoma:</text:span> Amina, kwa kweli.</text:p>
      <text:p text:style-name="P2"/>
      <text:p text:style-name="P2"><text:s text:c="4037"/><text:span text:style-name="T1">Ὁ Διάκονος Shemasi</text:span></text:p>
      <text:p text:style-name="P1">Ἄς παρακαλέσουμε τόν Κύριο. <text:s text:c="4009"/></text:p>
      <text:p text:style-name="P1"><text:s/>Tumsihi Bwana.</text:p>
      <text:p text:style-name="P1"/>
      <text:p text:style-name="P1"><text:span text:style-name="T1">Ὁ χορός·</text:span> Κύριε, ἐλέησέ μας. <text:s text:c="4009"/></text:p>
      <text:p text:style-name="P1"><text:s/><text:span text:style-name="T1">Ngoma:</text:span> Bwana, utuhurumie.</text:p>
      <text:p text:style-name="P1"/>
      <text:p text:style-name="P6"><text:s/>Καί ὁ Ἱερέας λέγει αὐτή ἐδῶ τήν Εὐχή. Na Kuhani anasema sala hii hapa.</text:p>
      <text:p text:style-name="P1"/>
      <text:p text:style-name="P1">Κύριε ὁ Θεός μας, Σύ πού σύμφωνα μέ τή σωτηριώδη θεία οἰκονομία σου (τή μέριμνα δηλαδή γιά τή σωτηρία τῶν ἀνθρώπων) θεώρησες καλό στήν Κανά τῆς Γαλιλαίας νά ἀναδείξεις τίμιο τό γάμο καί ἔτσι νά τόν ἐξυψώσεις καί νά τόν ἁγιάσεις μέ τή δική σου ἐκεῖ παρουσία, Σύ ὁ ἴδιος καί τώρα τούς δούλους σου (τάδε) καί (τάδε), πού δέχτηκες καί θέλησες νά συνδεθοῦν μεταξύ τους μέ τό δεσμό τοῦ γάμου, διαφύλαξέ τους καί κάμε τους νά ζοῦν μέ εἰρήνη καί ὁμόνοια46. Ἀνάδειξε καί κάμε τίμιο τό γάμο τους· διαφύλαξε καθαρή καί ἀμόλυντη τήν κλίνη τους· δέξου καί βοήθησε νά διατηρηθεῖ καθαρή καί ἀνεπίληπτη ἡ συμβίωσή τους47· καί ἀξίωσέ τους νά φτάσουν σέ βαθιά γηρατειά τηρώντας μέ καθαρή καρδιά τίς ἐντολές σου. <text:s text:c="3343"/></text:p>
      <text:p text:style-name="P1"><text:s/>Bwana Mungu wetu, Wewe ambaye, kulingana na uchumi wako wa kuokoa wa kimungu (yaani utunzaji wa wokovu wa watu) uliona vyema katika Kana ya Galilaya kuifanya ndoa kuwa ya uaminifu na hivyo kuiinua na kuitakasa kwa uwepo wako mwenyewe huko. wewe mwenyewe na sasa watumishi wako (fulani-fulani) na (fulani) ambao ulikubali na kutaka kuunganishwa wao kwa wao kwa kifungo cha ndoa, uwalinde na uwafanye waishi kwa amani na maelewano46. Onyesha na kuifanya ndoa yao kuwa ya uaminifu; weka kitanda chao kikiwa safi na kisichotiwa unajisi; ukubali na kusaidia kuweka makazi yao ya pamoja kuwa safi na yasiyoweza kupingwa47; na wanastahili kufikia uzee mkubwa kwa kushika amri zako kwa moyo safi.</text:p>
      <text:p text:style-name="P1"/>
      <text:p text:style-name="P1">Διότι Σύ εἶσαι ὁ Θεός μας, Θεός πού ἐλεεῖς καί σώζεις, καί σ᾿ ἐσένα ἀναπέμπουμε τή δόξα, καί μαζί στόν Πατέρα σου πού δέν ἔχει ἀρχή, καί στό πανάγιο καί ἀγαθό καί ζωοποιό σου Πνεῦμα, τώρα καί πάντοτε καί στούς ἀτέλειωτους αἰῶνες. <text:s text:c="3807"/></text:p>
      <text:p text:style-name="P1"><text:s/>Kwa sababu wewe ndiwe Mungu wetu, Mungu uturehemuye, utuokoaye, na kwako tunakuletea utukufu, na pamoja na Baba yako asiye na mwanzo, na Roho wako mtakatifu, mwema na wa kuhuisha, sasa na siku zote na hata milele. zama zisizo na mwisho.</text:p>
      <text:p text:style-name="P1"/>
      <text:p text:style-name="P1"><text:span text:style-name="T1">Ὁ Χορός.</text:span> Ἀμήν, ἀλήθεια. <text:s text:c="4013"/></text:p>
      <text:p text:style-name="P1"><text:span text:style-name="T1"><text:s/>Ngoma.</text:span> Amina, kwa kweli.</text:p>
      <text:p text:style-name="P2"/>
      <text:p text:style-name="P2"><text:s/><text:span text:style-name="T1">Ὁ Διάκονος Shemasi</text:span></text:p>
      <text:p text:style-name="P1"/>
      <text:p text:style-name="P1">Βοήθησέ μας, σῶσε μας, ἐλέησέ μας καί διαφύλαξέ μας, ὁ Θεός μας, μέ τή δική σου παντοδύναμη χάρη. <text:s text:c="3939"/></text:p>
      <text:p text:style-name="P1"><text:s/>Utusaidie, utuokoe, uturehemu na utuhifadhi, Mungu wetu, kwa neema yako kuu.</text:p>
      <text:p text:style-name="P1"/>
      <text:p text:style-name="P1"><text:span text:style-name="T1">Ὁ χορός·</text:span> Κύριε, κάμε τό ἔλεός σου. <text:s text:c="4002"/></text:p>
      <text:p text:style-name="P1"><text:s/><text:span text:style-name="T1">Ngoma:</text:span> Bwana, utuhurumie.</text:p>
      <text:p text:style-name="P2"/>
      <text:p text:style-name="P2"><text:s text:c="4037"/>Ὁ Διάκονος Shemasi</text:p>
      <text:p text:style-name="P1">Ἄς ζητήσουμε ἀπό τόν Κύριο νά μᾶς χαρίσει ὅλη τὴν ἡμέρα τέλεια, ἀφιερωμένη σ᾿ αὐτόν, εἰρηνική καί ἀπαλλαγμένη ἀπό κάθε ἁμαρτία. <text:s text:c="3909"/></text:p>
      <text:p text:style-name="P1"><text:s/>Tumwombe Bwana atujalie siku nzima kamilifu, iliyowekwa wakfu kwake, yenye amani na isiyo na dhambi zote.</text:p>
      <text:p text:style-name="P2"/>
      <text:p text:style-name="P2"><text:s/><text:span text:style-name="T1">Ὁ Χορός, ὕστερα ἀπό κάθε Δέηση· Ngoma, baada ya kulazimishwa;</text:span></text:p>
      <text:p text:style-name="P1"/>
      <text:p text:style-name="P1">Δῶσε, Κύριε, ὥστε νά ἐκπληρωθεῖ αὐτό πού ζητοῦμε μέ τή δέησή μας. <text:s text:c="3971"/></text:p>
      <text:p text:style-name="P1"><text:s/>Toa, Bwana, ili yale tunayoomba katika maombi yetu yatimie.</text:p>
      <text:p text:style-name="P1"/>
      <text:p text:style-name="P2"><text:s text:c="4037"/><text:span text:style-name="T1">Ὁ Διάκονος Shemasi</text:span></text:p>
      <text:p text:style-name="P1">Ἄς ζητήσουμε ἀπό τόν Κύριο νά ἀποστείλει στόν καθένα μας ἄγγελο εἰρηνικό, ἀσφαλή ὁδηγό στή ζωή μας, φύλακα τῶν ψυχῶν καί τῶν σωμάτων μας. <text:s text:c="3899"/></text:p>
      <text:p text:style-name="P1"><text:s/>Tumwombe Mola atutumie kila mmoja wetu malaika wa amani, kiongozi salama katika maisha yetu, mlinzi wa roho na miili yetu.</text:p>
      <text:p text:style-name="P1"/>
      <text:p text:style-name="P1">Ἄς ζητήσουμε ἀπό τόν Κύριο συγχώρηση καί ἄφεση τῶν ἁμαρτιῶν καί τῶν παραβάσεων πού διαπράξαμε. <text:s text:c="3942"/></text:p>
      <text:p text:style-name="P1"><text:s/>Tumuombe Mola msamaha na msamaha wa dhambi na makosa tuliyoyafanya.</text:p>
      <text:p text:style-name="P1"/>
      <text:p text:style-name="P1">Ἄς ζητήσουμε ἀπό τόν Κύριο νά μᾶς χαρίσει ὅσα Ἐκεῖνος θεωρεῖ πώς εἶναι καλά καί συμφέροντα γιά τήν ψυχή μας, καθώς καί εἰρήνη σ᾿ ὅλο τόν κόσμο. <text:s text:c="3893"/></text:p>
      <text:p text:style-name="P1"><text:s/>Tumuombe Mola atujaalie yale anayoyaona kuwa ni mema na yenye manufaa kwa nafsi zetu, pamoja na amani katika dunia nzima.</text:p>
      <text:p text:style-name="P1"/>
      <text:p text:style-name="P1">Ἄς ζητήσουμε ἀπό τόν Κύριο νά μᾶς ἀξιώσει νά περάσουμε τὸν ὑπόλοιπο χρόνο τῆς ζωῆς μας μὲ ψυχική γαλήνη καί μετάνοια γιά τά ἀνομήματά μας. <text:s text:c="3898"/></text:p>
      <text:p text:style-name="P1"><text:s/>Hebu tumwombe Bwana atustahili kutumia maisha yetu yote kwa amani ya akili na toba kwa ajili ya maovu yetu.</text:p>
      <text:p text:style-name="P1"/>
      <text:p text:style-name="P1">Ἀφοῦ ζητήσαμε ἀπό τόν Κύριο τή μιά καί ἑνιαία πίστη καί τήν κοινωνία τοῦ Ἁγίου Πνεύματος, ἄς ἐμπιστευθοῦμε ἀνεπιφύλακτα τόν ἑαυτό μας καί ἀλλήλους καί ὅλη μας τή ζωή στό Χριστό πού εἶναι ὁ Θεός μας. <text:s text:c="3838"/></text:p>
      <text:p text:style-name="P1"><text:s/>Kwa kuwa tumemwomba Bwana imani moja na ya pekee na ushirika wa Roho Mtakatifu, na tujikabidhi wenyewe na kila mmoja wetu na maisha yetu yote kwa Kristo ambaye ni Mungu wetu bila kujibakiza.</text:p>
      <text:p text:style-name="P1"/>
      <text:p text:style-name="P2"><text:s/><text:span text:style-name="T1">Ὁ Ἱερέας, μέ δυνατή φωνή· Kuhani, kwa sauti kuu;</text:span></text:p>
      <text:p text:style-name="P1"/>
      <text:p text:style-name="P1">Καί θεώρησέ μας ἄξιους τῆς τιμῆς, Δέσποτα, μέ θάρρος καί παρρησία, χωρίς φόβο καταδίκης, νά τολμοῦμε νά ὀνομάζουμε Πατέρα Ἐσένα τόν ἐπουράνιο Θεό καί νά λέμε τήν προσευχή πού μᾶς δίδαξε ὁ Κύριος48. <text:s text:c="3839"/></text:p>
      <text:p text:style-name="P1"><text:s/>Na utuhesabu kuwa tunastahili heshima, Despot, kwa ujasiri na ujasiri, bila woga wa hukumu, kuthubutu kukuita Baba Mungu wa mbinguni na kusema sala ambayo Bwana alitufundisha48.</text:p>
      <text:p text:style-name="P2"/>
      <text:p text:style-name="P2"><text:s/><text:span text:style-name="T1">Ὁ Ἀναγνώστης τό Msomaji</text:span></text:p>
      <text:p text:style-name="P1"/>
      <text:p text:style-name="P1">Πατέρα μας οὐράνιε· ἄς ἀναγνωριστεῖ ἡ ἁγιότητά σου, ὥστε νά δοξαστεῖ τό ὄνομά σου· ἄς ἔλθει, ἄς ἐπικρατήσει ἡ βασιλεία σου μεταξύ ὅλων τῶν ἀνθρώπων· ἄς γίνει τό θέλημά σου, ὅπως στόν οὐρανό ἀπό τούς ἀγγέλους καί τούς ἁγίους, ἔτσι καί στή γῆ ἀπό τούς ἀνθρώπους· τόν ἄρτο μας τόν καθημερινό καί ἀπαραίτητο δῶσε μας σήμερα· καί συγχώρησέ μας τά ἁμαρτήματά μας, ὅπως κι ἐμεῖς συγχωροῦμε ἐκείνους πού ἔπραξαν ἀδικήματα σέ βάρος μας· καί μή ἐπιτρέψεις νά πέσουμε σέ πειρασμό, ἀλλά γλίτωσέ μας ἀπό τόν πονηρό πού θέλει τό κακό μας. <text:s text:c="3512"/></text:p>
      <text:p text:style-name="P1"><text:s/>Baba yetu uliye mbinguni, utakatifu wako na ujulikane, jina lako litukuzwe; ufalme wako na uje, utawale juu ya watu wote; mapenzi yako yatimizwe kama huko mbinguni na malaika na watakatifu. ardhi kutoka kwa wanadamu; utupe leo mkate wetu wa kila siku na wa lazima; na utusamehe dhambi zetu, kama sisi nasi tunavyowasamehe waliotukosea; na usituruhusu tuingie katika majaribu, lakini utuokoe kutoka kwa yule mwovu anayetaka. mbaya wetu.</text:p>
      <text:p text:style-name="P2"/>
      <text:p text:style-name="P2"><text:s/><text:span text:style-name="T1">Ὁ Ἱερέας, μέ δυνατή φωνή· Kuhani, kwa sauti kuu;</text:span></text:p>
      <text:p text:style-name="P1"/>
      <text:p text:style-name="P1">Διότι δική σου εἶναι ἡ βασιλεία καί ἡ δύναμη καί ἡ δόξα, τοῦ Πατέρα καὶ τοῦ Υἱοῦ καὶ τοῦ Ἁγίου Πνεύματος, τώρα καί πάντοτε καί στούς ἀτελεύτητους αἰῶνες. <text:s text:c="3883"/></text:p>
      <text:p text:style-name="P1"><text:s/>Kwa maana ufalme ni wako na nguvu na utukufu, wa Baba na wa Mwana na wa Roho Mtakatifu, sasa na siku zote na hata milele na milele.</text:p>
      <text:p text:style-name="P1"/>
      <text:p text:style-name="P1"><text:span text:style-name="T1">Ὁ χορός·</text:span> Ἀμήν. <text:s text:c="4022"/></text:p>
      <text:p text:style-name="P1"><text:s/><text:span text:style-name="T1">Ngoma;</text:span> Amina.</text:p>
      <text:p text:style-name="P1"/>
      <text:p text:style-name="P1"><text:span text:style-name="T1">Ὁ Ἱερέας·</text:span> Εἰρήνη καί ψυχική γαλήνη ἄς ἔλθει σέ ὅλους. <text:s text:c="3983"/></text:p>
      <text:p text:style-name="P1"><text:s/><text:span text:style-name="T1">Padre:</text:span> Amani na amani ya akili huja kwa kila mtu.</text:p>
      <text:p text:style-name="P1"/>
      <text:p text:style-name="P1"><text:span text:style-name="T1">Ὁ χορός·</text:span> Καί στή δική σου ψυχή ἄς ἔλθει εἰρήνη. <text:s text:c="3989"/></text:p>
      <text:p text:style-name="P1"><text:s/><text:span text:style-name="T1">Ngoma:</text:span> Na amani ije nafsini mwako.</text:p>
      <text:p text:style-name="P1"/>
      <text:p text:style-name="P1"><text:span text:style-name="T1">Ὁ διάκονος·</text:span> Ἄς προσκυνήσουμε τόν Κύριο ὅλοι μας μέ ὑπόκλιση τῆς κεφαλῆς. <text:s text:c="3964"/></text:p>
      <text:p text:style-name="P1"><text:span text:style-name="T1"><text:s/>Shemasi:</text:span> Hebu sote tumwabudu Bwana kwa kuinamisha kichwa.</text:p>
      <text:p text:style-name="P1"/>
      <text:p text:style-name="P1"><text:span text:style-name="T1">Ὁ χορός·</text:span> Σ᾿ ἐσένα, Κύριε, κλίνουμε τό κεφάλι. <text:s text:c="3991"/></text:p>
      <text:p text:style-name="P1"><text:s/><text:span text:style-name="T1">Ngoma:</text:span> Kwako, Bwana, tunainamisha vichwa vyetu.</text:p>
      <text:p text:style-name="P1"/>
      <text:p text:style-name="P4">Ὕστερα προσφέρεται στούς νεονύμφους τό κοινό ποτήρι μέ τήν ἑξῆς διαδικασία· <text:s text:c="3961"/></text:p>
      <text:p text:style-name="P4"><text:s/>Siku inayofuata kioo cha kawaida hutolewa kwa waliooa hivi karibuni na utaratibu wafuatayo;</text:p>
      <text:p text:style-name="P1"/>
      <text:p text:style-name="P1"><text:span text:style-name="T1">Ὁ διάκονος·</text:span> Ἄς παρακαλέσουμε τόν Κύριο. <text:s text:c="3997"/></text:p>
      <text:p text:style-name="P1"><text:s/><text:span text:style-name="T1">Shemasi:</text:span> Tumsihi Bwana.</text:p>
      <text:p text:style-name="P4"/>
      <text:p text:style-name="P1"><text:span text:style-name="T1">Ὁ χορός·</text:span> Κύριε, κάμε τό ἔλεός σου. <text:s text:c="4002"/></text:p>
      <text:p text:style-name="P1"><text:s/><text:span text:style-name="T1">Ngoma:</text:span> Bwana, utuhurumie.</text:p>
      <text:p text:style-name="P2"/>
      <text:p text:style-name="P6"><text:s/>Ὁ Ἱερέας εὐλογώντας τό ποτήρι λέγει τήν Εὐχή τούτη. <text:s text:c="2"/>Kuhani, akibariki kioo, anasema sala hii.</text:p>
      <text:p text:style-name="P1"/>
      <text:p text:style-name="P1">Ὁ Θεός μας, πού δημιούργησες τά πάντα μέ τή δύναμή σου, καί στερέωσες τήν οἰκουμένη, καί στόλισες τό σέμνωμα ὅλων αὐτῶν πού Ἐσύ ἔχεις δημιουργήσει, εὐλόγησε μέ τρόπο πνευματικό τό κοινό τοῦτο ποτήρι, τοῦ ὁποίου τό περιεχόμενο προσφέρεις ὡς δῶρο σ᾿ αὐτούς πού ἑνώθηκαν μέ τό δεσμό τοῦ γάμου. <text:s text:c="3746"/></text:p>
      <text:p text:style-name="P1"><text:s/>Mungu wetu, uliyeviumba vitu vyote kwa uweza wako, na kuufanya ulimwengu, na kupamba ukumbusho wa wale wote uliowaumba, umebariki kwa njia ya kiroho kikombe hiki cha kawaida, kilichomo ndani yake ambacho unapeana kama zawadi kwa wale kuunganishwa na kifungo cha ndoa.</text:p>
      <text:p text:style-name="P1"/>
      <text:p text:style-name="P1">Διότι εὐλογημένο εἶναι τό ὄνομά σου καί δοξασμένη ἡ βασιλεία τοῦ Πατέρα καὶ τοῦ Υἱοῦ καὶ τοῦ Ἁγίου Πνεύματος, τώρα καί πάντοτε καί στούς ἀτέλειωτους αἰῶνες. <text:s text:c="3880"/></text:p>
      <text:p text:style-name="P1"><text:s/>Kwa maana jina lako limebarikiwa na ufalme wa Baba na wa Mwana na wa Roho Mtakatifu umetukuzwa, sasa na siku zote na hata milele.</text:p>
      <text:p text:style-name="P1"/>
      <text:p text:style-name="P1"><text:span text:style-name="T1">Ὁ χορός·</text:span> Ἀμήν. <text:s text:c="4022"/></text:p>
      <text:p text:style-name="P1"><text:s/><text:span text:style-name="T1">Ngoma;</text:span> Amina.</text:p>
      <text:p text:style-name="P1"/>
      <text:p text:style-name="P4">Μετά, ἀφοῦ πάρει στά χέρια του ὁ Ἱερέας τό κοινό ποτήρι, δίνει σ᾿ αὐτούς νά πιοῦν ἀπό τό περιεχόμενο τρεῖς φορές, πρῶτα στόν ἄντρα, καί κατόπιν στή γυναίκα, ψάλλοντας σέ ἦχο πρῶτο. <text:s text:c="3856"/></text:p>
      <text:p text:style-name="P4"><text:s/>Kisha, baada ya Kuhani kuchukua kikombe cha kawaida mikononi mwake, anawapa kinywaji kutoka kwa yaliyomo mara tatu, kwanza kwa mwanamume, na kisha kwa mwanamke, akiimba kwa sauti kubwa kwanza.</text:p>
      <text:p text:style-name="P1"/>
      <text:p text:style-name="P1">Θά μεταλάβω ἀπό τό ποτήρι πού πηγάζει ἡ σωτηρία καί θά ἐπικαλεστῶ μέ εὐγνωμοσύνη τό ὄνομα τοῦ Κυρίου. <text:s text:c="3933"/></text:p>
      <text:p text:style-name="P1"><text:s/>Nitashiriki kikombe ambacho wokovu huchipuka na nitaliitia jina la Bwana kwa shukrani.</text:p>
      <text:p text:style-name="P1"/>
      <text:p text:style-name="P4">Καί ἀμέσως μετά ὁ Ἱερέας παίρνει τούς νεονύμφους, ἐνῶ ὁ Παράνυμφος (κουμπάρος) κρατάει ἀπό πίσω τους τά στέφανα, καί τούς περιφέρει τρεῖς φορές γύρω ἀπό τό τραπεζάκι πού βρίσκεται στή μέση, σχηματίζοντας μέ τήν περιστροφή αὐτή κατά κάποιο τρόπο κύκλο. <text:s text:c="3785"/></text:p>
      <text:p text:style-name="P4">Καί ψάλλει ὁ Ἱερέας ἤ ὁ Χορός τά ἑξῆς Τροπάρια· Na mara baada ya hapo, Kuhani huchukua wale walioolewa hivi karibuni, wakati Bibi arusi (mtu bora zaidi) anashikilia taji nyuma yao, na kuwazunguka mara tatu kuzunguka meza ndogo katikati, na kutengeneza mduara kwa namna fulani na mzunguko huu.</text:p>
      <text:p text:style-name="P1"/>
      <text:p text:style-name="P4">Ἦχος πλάγιος τοῦ πρώτου. <text:s text:c="4012"/>Na Kuhani au Kwaya inaimba Troparions zifuatazo;</text:p>
      <text:p text:style-name="P1"><text:s/><text:span text:style-name="T1">Italiki za kwanza.</text:span></text:p>
      <text:p text:style-name="P1"/>
      <text:p text:style-name="P1">Ἡσαΐα χόρευε ἀπό χαρά· ἡ Παρθένος Μαρία συνέλαβε καί γέννησε Υἱό τόν Ἐμμανουήλ, πού εἶναι Θεός καί ἄνθρωπος μαζί· Ἀνατολή εἶναι τό ὄνομά του· αὐτόν δοξάζοντας, μακαρίζουμε τήν Παναγία Παρθένο. <text:s text:c="3842"/></text:p>
      <text:p text:style-name="P1"><text:s/>Isaya alicheza kwa furaha; Bikira Maria akachukua mimba na kumzaa Mwana, Emmanuel, ambaye ni Mungu na mwanadamu pamoja; Anatoli ndilo jina lake; tukimtukuza, tunambariki Bikira Maria.</text:p>
      <text:p text:style-name="P2"/>
      <text:p text:style-name="P6"><text:s/>Ἦχος βαρύς. Sauti nzito.</text:p>
      <text:p text:style-name="P1"/>
      <text:p text:style-name="P1">Ἅγιοι Μάρτυρες, ἐσεῖς πού σάν ἀθλητές ἀγωνιστήκατε καλά στό στάδιο τῶν ἀρετῶν καί γιά τόν καλό σας ἀγώνα στεφανωθήκατε ἀπό τό Θεό μέ τό ἀμάραντο στεφάνι τῆς δόξας, μεσολαβῆστε στόν Κύριο νά ἐλεηθοῦν οἱ ψυχές μας51. <text:s text:c="3822"/></text:p>
      <text:p text:style-name="P1"><text:s/>Wafiadini Watakatifu, ninyi ambao, kama wanariadha, mlipigana vyema katika hatua ya fadhila na kwa ajili ya vita vyenu vyema mkavikwa na Mungu taji la utukufu lisilo na mwisho, mwombeeni Bwana azirehemu roho zetu51.</text:p>
      <text:p text:style-name="P1"/>
      <text:p text:style-name="P1">Δόξα ταιριάζει νά ἀναπέμπουμε, Χριστέ ὁ Θεός μας, σ᾿ ἐσένα, πού εἶσαι τό καύχημα τῶν Ἀποστόλων, ἡ μεγάλη χαρά τῶν Μαρτύρων, τῶν ὁποίων τό κήρυγμα ἀπέβλεπε στή φανέρωση τοῦ ὁμοούσιου Τριαδικοῦ Θεοῦ52. <text:s text:c="3837"/></text:p>
      <text:p text:style-name="P1"><text:s/>Yafaa tumpe ninyi utukufu, Kristo Mungu wetu, ninyi mnaojivunia Mitume, furaha kuu ya Mashahidi, ambao mahubiri yao yalitabiri kudhihirishwa kwa Mungu yuleyule wa Utatu52.</text:p>
      <text:p text:style-name="P1"/>
      <text:p text:style-name="P4">Ὕστερα ὁ Ἱερέας ἀνασηκώνει καί τοποθετεῖ πάνω ἀπό τά κεφάλια τῶν νεονύμφων τά στέφανα· καί ἀφοῦ ἀνασηκώσει τό στεφάνι τοῦ Νυμφίου (γαμπροῦ), λέγει· <text:s text:c="3889"/></text:p>
      <text:p text:style-name="P4"><text:s/>Baadaye, Kuhani huinua na kuweka taji juu ya vichwa vya wale waliooana hivi karibuni, na baada ya kuinua taji ya Bwana arusi, anasema;</text:p>
      <text:p text:style-name="P1"/>
      <text:p text:style-name="P1">Μεγάλος στήν πίστη καί τήν τήρηση τῶν ἐντολῶν τοῦ Θεοῦ νά γίνεις, Νυμφίε, ὅπως μεγάλος γιά τήν πίστη του στό Θεό, τήν ἀρετή του καί τήν τήρηση τοῦ θείου θελήματος ἔγινε ὁ Ἀβραάμ· εἴθε νά σέ εὐλογήσει ὁ Θεός, ὅπως εὐλόγησε τόν Ἰσαάκ, καί εἴθε νά ἀποκτήσεις πλῆθος ἀπογόνων, ὅπως ὁ Ἰακώβ, ζώντας μέ εἰρήνη καί ψυχική γαλήνη καί ἐφαρμόζοντας τίς ἐντολές τοῦ Θεοῦ, ὅπως ἐπιβάλλει (ἀπαιτεῖ, ὁρίζει) ἡ θεία δικαιοσύνη. <text:s text:c="3622"/></text:p>
      <text:p text:style-name="P1"><text:s/>Uwe mkuu katika imani na kuzishika amri za Mungu, Nimfifi, kama vile Ibrahimu alivyokuwa mkuu katika imani yake kwa Mungu, fadhila yake na kuyashika mapenzi ya Mungu; Mungu akubariki kama alivyombariki Isaka, na uwe na wengi. wazao, kama Yakobo, wakiishi kwa amani na amani ya akili na kutumia amri za Mungu, kama haki ya Mungu inavyoweka (inahitaji, inafafanua).</text:p>
      <text:p text:style-name="P2"/>
      <text:p text:style-name="P6"><text:s/>Καί καθώς ἀνασηκώνει τό στεφάνι τῆς Νύμφης λέγει· Na anapoinua taji la Nymph anasema;</text:p>
      <text:p text:style-name="P1"/>
      <text:p text:style-name="P1">Καί σύ, Νύφη, εἴθε νά γίνεις μεγάλη, ὅπως μεγάλη γιά τήν ἀγάπη της καί τό σεβασμό πρός τόν ἄντρα της ἔγινε ἡ Σάρρα, καί εἴθε νά εὐφρανθεῖς, ὅπως ἡ Ρεβέκκα, καί εἴθε νά δεῖς πλῆθος τέκνων, ὅπως ἡ Ραχήλ, νιώθοντας πληρότητα χαρᾶς καί εὐφροσύνης μέ τόν ἄντρα σου, φυλάγοντας ὅ,τι ὁρίζει ὁ νόμος τοῦ Θεοῦ· διότι ἔτσι θέλησε ὁ Θεός νά γίνεται στό γάμο, ἔτσι μέ τήν πανσοφία του τά κανόνισε ὁ Θεός. <text:s text:c="3642"/></text:p>
      <text:p text:style-name="P1"><text:s/>Na wewe, Bibi-arusi, na uwe mkuu, kama Sara alivyokuwa mkuu kwa upendo wake na heshima kwa mumewe, na ufurahi, kama Rebeka, na uone umati wa watoto, kama Raheli, wakihisi furaha na uchangamfu pamoja. mumeo, akishika yale ambayo sheria ya Mungu inafafanua; kwa sababu hivi ndivyo Mungu alitaka iwe katika ndoa, hivi ndivyo Mungu katika ufahamu wake alivyopanga.</text:p>
      <text:p text:style-name="P1"/>
      <text:p text:style-name="P6">Ὕστερα λέγει ὁ Διάκονος· Ὕstera anasema Shemasi;</text:p>
      <text:p text:style-name="P1"/>
      <text:p text:style-name="P1">Ἄς παρακαλέσουμε τόν Κύριο. <text:s text:c="4009"/></text:p>
      <text:p text:style-name="P1"><text:s/>Tumsihi Bwana.</text:p>
      <text:p text:style-name="P1"/>
      <text:p text:style-name="P1"><text:span text:style-name="T1">Ὁ χορός·</text:span> Κύριε, ἐλέησέ μας. <text:s text:c="4009"/></text:p>
      <text:p text:style-name="P1"><text:s/><text:span text:style-name="T1">Ngoma:</text:span> Bwana, utuhurumie.</text:p>
      <text:p text:style-name="P2"/>
      <text:p text:style-name="P2"><text:s text:c="4037"/>Καί ὁ Ἱερέας λέγει ἐτούτη τήν Εὐχή. Naye Kuhani anasema Sala hii.</text:p>
      <text:p text:style-name="P1">Ὁ Θεός, ὁ Θεός μας, σύ πού ἦλθες στήν Κανά τῆς Γαλιλαίας καί εὐλόγησες τό γάμο πού ἔγινε ἐκεῖ, εὐλόγησε καί αὐτούς ἐδῶ τούς δούλους σου, πού μέ τή δική σου θεία πρόνοια συνδέθηκαν μέ τό δεσμό τοῦ γάμου. Εὐλόγησε τίς εἰσόδους καί τίς ἐξόδους τῶν νεονύμφων55· Χάρισέ τους μακροζωΐα μέ ἄφθονα ἀγαθά· Πάρε* τά στέφανά τους στή Βασιλεία σου, διατηρώντας τα καθαρά καί ἀκηλίδωτα καί ἀνεπιβούλευτα56, χωρίς δηλ. νά περάσει ἀπό κανενός τό νοῦ νά τά μολύνει, στούς ἀτέλειωτους αἰῶνες. <text:s text:c="3561"/></text:p>
      <text:p text:style-name="P1"><text:s/>Mungu, Mungu wetu, uliyekuja Kana ya Galilaya na kubariki ndoa iliyofanyika huko, wabariki watumishi wako hapa pia, ambao kwa maongozi yako ya kimungu waliunganishwa katika kifungo cha ndoa. Bariki viingilio na njia za kutoka za waliooana hivi karibuni55; Uwajalie maisha marefu na mali nyingi; Chukua * taji zao katika Ufalme wako, ukiwaweka safi na bila unajisi na bila kuchafuliwa56, yaani bila yeyote anayefikiria kuwachafua, katika enzi zisizokamilika.</text:p>
      <text:p text:style-name="P1"/>
      <text:p text:style-name="P1"><text:span text:style-name="T1">Ὁ χορός·</text:span> Ἀμήν, ἔτσι ἄς γίνει. <text:s text:c="4007"/></text:p>
      <text:p text:style-name="P1"><text:span text:style-name="T1"><text:s/>Ngoma:</text:span> Amina, iwe hivyo.</text:p>
      <text:p text:style-name="P1"/>
      <text:p text:style-name="P1">---------------------------- <text:s text:c="4008"/></text:p>
      <text:p text:style-name="P1"><text:s text:c="4037"/><text:span text:style-name="T1">----------------------------</text:span></text:p>
      <text:p text:style-name="P4">* Στό σημεῖο τοῦτο τῆς Εὐχῆς ὁ Ἱερέας σηκώνει ἀπό τά κεφάλια τῶν νεονύμφων τά στέφανα καί τά τοποθετεῖ πάνω στό τραπέζι. <text:s text:c="3916"/></text:p>
      <text:p text:style-name="P4"><text:s text:c="4037"/>* Katika hatua hii ya Baraka, Kuhani hunyanyua taji kutoka kwa vichwa vya waliooa hivi karibuni na kuziweka juu ya meza.</text:p>
      <text:p text:style-name="P1">---------------------------- <text:s text:c="4008"/></text:p>
      <text:p text:style-name="P1"><text:s text:c="4037"/>----------------------------</text:p>
      <text:p text:style-name="P1"><text:span text:style-name="T1">Ὁ Ἱερέας·</text:span> Εἰρήνη καί ψυχική γαλήνη ἄς ἔλθει σέ ὅλους. <text:s text:c="3983"/></text:p>
      <text:p text:style-name="P1"><text:s/><text:span text:style-name="T1">Padre</text:span>: Amani na amani ya akili huja kwa kila mtu.</text:p>
      <text:p text:style-name="P1"/>
      <text:p text:style-name="P1"><text:span text:style-name="T1">Ὁ χορός·</text:span> Καί στό δικό σου πνεῦμα, καί στή δική σου ψυχή ἄς ἔλθει εἰρήνη καί γαλήνη. <text:s text:c="3953"/></text:p>
      <text:p text:style-name="P1"><text:s/><text:span text:style-name="T1">Ngoma:</text:span> Amani na utulivu vije kwa roho yako na roho yako.</text:p>
      <text:p text:style-name="P2"/>
      <text:p text:style-name="P2"><text:s/><text:span text:style-name="T1">Ὁ Διάκονος Shemasi</text:span></text:p>
      <text:p text:style-name="P1"/>
      <text:p text:style-name="P1">Μέ ὑπόκλιση τῆς κεφαλῆς προσκυνῆστε τόν Κύριο. <text:s text:c="3990"/></text:p>
      <text:p text:style-name="P1"><text:s/>Uinamishe kichwa chako na kumwabudu Bwana.</text:p>
      <text:p text:style-name="P1"/>
      <text:p text:style-name="P1"><text:span text:style-name="T1">Ὁ χορός·</text:span> Σ᾿ ἐσένα, Κύριε, κλίνουμε τό κεφάλι. <text:s text:c="3991"/></text:p>
      <text:p text:style-name="P1"><text:s/><text:span text:style-name="T1">Ngoma:</text:span> Kwako, Bwana, tunainamisha vichwa vyetu.</text:p>
      <text:p text:style-name="P2"/>
      <text:p text:style-name="P2"><text:s/><text:span text:style-name="T1">Καί εὔχεται ὁ Ἱερέας Na Kuhani anabariki</text:span></text:p>
      <text:p text:style-name="P1"/>
      <text:p text:style-name="P1">Ὁ Πατέρας, ὁ Υἱός καί τό Ἅγιο Πνεῦμα, ἡ Τριάδα πού εἶναι πανάγια καί ἀποτελεῖται ἀπό τήν ἴδια οὐσία καί ἀπό αὐτή πηγάζει ἡ ζωή, ἡ μία Θεότητα καί Βασιλεία, εἴθε νά σᾶς εὐλογήσει καί νά σᾶς χαρίσει μακροζωΐα, πολλά καί καλά τέκνα, προκοπή στή ζωή σας καί πρόοδο στήν πίστη σας, καί εἴθε νά σᾶς γεμίσει ἐντελῶς, νά σᾶς χορτάσει μέ ὅλα τά ἀγαθά τῆς γῆς, εἴθε τέλος νά σᾶς ἀξιώσει νά ἀπολαύσετε καί τά ἀγαθά πού ἔχει ὑποσχεθεῖ σ᾿ ὅσους τηροῦν τίς ἐντολές του, μέ τή μεσολάβηση καί τίς ἱκεσίες τῆς ἁγίας Θεοτόκου καί ὅλων τῶν Ἁγίων. <text:s text:c="3509"/></text:p>
      <text:p text:style-name="P1"><text:s/>Baba, Mwana na Roho Mtakatifu, Utatu ambao ni mtakatifu wote na una kiini kile kile na kutoka humo uzima unatoka, Uungu mmoja na Ufalme, akubariki na kukupa maisha marefu, watoto wengi na wema, maisha yako na maendeleo katika imani yako, na akujaze kabisa, akushibishe kwa mema yote ya dunia, hatimaye astahili wewe kufurahia mali aliyowaahidi wale wazishikao amri zake, kwa maombezi yake na dua. wa Theotokos Mtakatifu na Watakatifu wote.</text:p>
      <text:p text:style-name="P1"/>
      <text:p text:style-name="P1"><text:span text:style-name="T1">Ὁ χορός·</text:span> Ἀμήν, ἀλήθεια, ἔτσι ἄς γίνει. <text:s text:c="3998"/></text:p>
      <text:p text:style-name="P1"><text:span text:style-name="T1"><text:s/>Ngoma:</text:span> Amina, kwa kweli, iwe hivyo.</text:p>
      <text:p text:style-name="P1"/>
      <text:p text:style-name="P4">Ὕστερα ἔρχονται οἱ πιστοί κοντά στούς νεονύμφους καί τούς εὔχονται. Καί ἀφοῦ ἀσπαστοῦν ὁ ἕνας τόν ἄλλο, γίνεται ἀπό τόν Ἱερέα ὁλοκληρωμένη Ἀπόλυση ὡς ἑξῆς· <text:s text:c="3881"/></text:p>
      <text:p text:style-name="P4"><text:s/>Leo, waaminifu huja kwa waliooa hivi karibuni na kuwatakia mema. Na kwa vile wanaabudu wao kwa wao, Ubatizo kamili unafanywa na Kuhani kama ifuatavyo;</text:p>
      <text:p text:style-name="P2"/>
      <text:p text:style-name="P2"><text:s/><text:span text:style-name="T1">Ὁ Ἱερέας <text:s text:c="3"/>Kuhani</text:span></text:p>
      <text:p text:style-name="P1"/>
      <text:p text:style-name="P1">Δόξα ταιριάζει νά ἀναπέμπουμε σ᾿ ἐσένα, πού εἶσαι ὁ Θεός μας, πού εἶσαι ἡ ἐλπίδα μας, δόξα σ᾿ ἐσένα. <text:s text:c="3936"/></text:p>
      <text:p text:style-name="P1"><text:s/>Utukufu uwe kwako, uliye Mungu wetu, uliye tumaini letu, utukufu kwako.</text:p>
      <text:p text:style-name="P2"/>
      <text:p text:style-name="P6"><text:s/>Ὁ Διάκονος <text:s/>Shemasi</text:p>
      <text:p text:style-name="P1"/>
      <text:p text:style-name="P1">Δόξα στόν Πατέρα, καί στόν Υἱό, καί στό Ἅγιο Πνεῦμα, καί τώρα καί πάντοτε καί στούς ἀτέλειωτους αἰῶνες. Κύριε, ἐλέησέ μας <text:span text:style-name="T1">(τρεῖς φορές)</text:span>. <text:span text:style-name="T1">(Καί ἀπευθυνόμενος στόν Ἱερέα)</text:span> Πάτερ ἅγιε, εὐλόγησε (δῶσε τήν εὐλογία σου). <text:s text:c="3824"/></text:p>
      <text:p text:style-name="P1"><text:s/>Utukufu kwa Baba, na kwa Mwana, na kwa Roho Mtakatifu, na sasa na siku zote na milele na milele. Bwana, utuhurumie <text:span text:style-name="T1">(mara tatu)</text:span>. <text:span text:style-name="T1">(Na kumwambia Kuhani)</text:span> Baba Mtakatifu, bariki (toa baraka zako).</text:p>
      <text:p text:style-name="P1"/>
      <text:p text:style-name="P2"><text:s/><text:span text:style-name="T1">Ὁ Ἱερέας Kuhani</text:span></text:p>
      <text:p text:style-name="P1"/>
      <text:p text:style-name="P1">Ὁ Χριστός πού μέ τήν παρουσία του στήν Κανά ἀνέδειξε τίμιο τό γάμο καί ἔτσι τόν ἐξύψωσε καί τόν ἁγίασε, αὐτός πού εἶναι ὁ ἀληθινός Θεός μας, μέ τή μεσολάβηση καί τίς ἱκεσίες τῆς πανάχραντης (πάναγνης) Μητέρας του (Παναγίας), τῶν ἁγίων Ἀποστόλων πού ἔγιναν ἔνδοξοι καί ἄξιοι ἐγκωμιασμοῦ γιά τό κήρυγμα τοῦ θείου λόγου, τῶν ἁγίων Κωνσταντίνου καί Ἑλένης πού ἡ Ἐκκλησία μας τούς θεωρεῖ βασιλεῖς θεοστεφανωμένους καὶ ἰσάξιους μέ τούς Ἀποστόλους γιά τήν προστασία καί τήν ἑδραίωση τοῦ Χριστιανισμοῦ, τοῦ ἁγίου μεγαλομάρτυρα Προκοπίου, καί ὅλων τῶν Ἁγίων, εἴθε νά μᾶς ἐλεήσει καί νά μᾶς σώσει ὡς Θεός ἀγαθὸς καί φιλάνθρωπος 58. <text:s text:c="3415"/></text:p>
      <text:p text:style-name="P1"><text:s/>Kristo ambaye, pamoja na uwepo wake kule Kana, alionyesha ndoa kuwa ya uaminifu na hivyo akaitukuza na kuitakasa, yeye aliye Mungu wetu wa kweli, kwa maombezi na maombezi ya Mama yake Mtakatifu (Bikira), Mitume watakatifu ambao walipata kuwa watukufu. na kustahili kusifiwa kwa ajili ya kuhubiriwa kwa neno la kimungu, la Watakatifu Constantine na Helen, ambao Kanisa letu linawaona kuwa wafalme waliotawazwa na Mungu na sawa na Mitume kwa ajili ya ulinzi na uimarishaji wa Ukristo, shahidi mkuu mtakatifu Procopius, na Watakatifu wote; kama kutuhurumia na kutuokoa kama Mungu mwema na mfadhili 58.</text:p>
      <text:p text:style-name="P1"/>
      <text:p text:style-name="P1">Μέ τίς εὐχές τῶν ἁγίων Πατέρων μας, Κύριε, Ἰησοῦ Χριστέ ὁ Θεός μας, ἐλέησέ μας καί σῶσε μας. <text:s text:c="3944"/></text:p>
      <text:p text:style-name="P1"><text:s/>Kwa maombi ya Baba zetu watakatifu, Bwana, Yesu Kristo Mungu wetu, utuhurumie na utuokoe.</text:p>
      <text:p text:style-name="P1"/>
      <text:p text:style-name="P1"><text:span text:style-name="T1">Ὁ Χορός.</text:span> Ἀμήν. <text:s text:c="4022"/></text:p>
      <text:p text:style-name="P1"><text:s/><text:span text:style-name="T1">Ngoma.</text:span> Amina.</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5T13:46:16.956797716</dc:date>
    <meta:editing-duration>PT2H26M6S</meta:editing-duration>
    <meta:editing-cycles>2</meta:editing-cycles>
    <meta:generator>LibreOffice/7.4.3.2$Linux_X86_64 LibreOffice_project/40$Build-2</meta:generator>
    <meta:document-statistic meta:table-count="0" meta:image-count="0" meta:object-count="0" meta:page-count="1" meta:paragraph-count="377" meta:word-count="12872" meta:character-count="639538" meta:non-whitespace-character-count="66367"/>
  </office:meta>
</office:document-meta>
</file>